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fo:break-before="page" table:align="margins" style:may-break-between-rows="true" table:border-model="collapsing"/>
    </style:style>
    <style:style style:name="Table1.A" style:family="table-column">
      <style:table-column-properties style:column-width="3.3521in" style:rel-column-width="32821*"/>
    </style:style>
    <style:style style:name="Table1.B" style:family="table-column">
      <style:table-column-properties style:column-width="3.341in" style:rel-column-width="32714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style:min-row-height="0.1986in" fo:keep-together="auto"/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334in" style:rel-column-width="3274*"/>
    </style:style>
    <style:style style:name="Table2.C" style:family="table-column">
      <style:table-column-properties style:column-width="0.3347in" style:rel-column-width="3275*"/>
    </style:style>
    <style:style style:name="Table2.D" style:family="table-column">
      <style:table-column-properties style:column-width="0.3347in" style:rel-column-width="3276*"/>
    </style:style>
    <style:style style:name="Table2.H" style:family="table-column">
      <style:table-column-properties style:column-width="0.3347in" style:rel-column-width="3277*"/>
    </style:style>
    <style:style style:name="Table2.K" style:family="table-column">
      <style:table-column-properties style:column-width="0.3347in" style:rel-column-width="3278*"/>
    </style:style>
    <style:style style:name="Table2.N" style:family="table-column">
      <style:table-column-properties style:column-width="0.3347in" style:rel-column-width="3279*"/>
    </style:style>
    <style:style style:name="Table2.T" style:family="table-column">
      <style:table-column-properties style:column-width="0.3354in" style:rel-column-width="3285*"/>
    </style:style>
    <style:style style:name="Table2.A1" style:family="table-cell">
      <style:table-cell-properties fo:padding="0.0382in" fo:border="0.5pt solid #000000"/>
    </style:style>
    <style:style style:name="Table2.B1" style:family="table-cell">
      <style:table-cell-properties fo:padding="0.0382in" fo:border-left="0.5pt solid #000000" fo:border-right="none" fo:border-top="0.5pt solid #000000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334in" style:rel-column-width="3274*"/>
    </style:style>
    <style:style style:name="Table3.C" style:family="table-column">
      <style:table-column-properties style:column-width="0.3347in" style:rel-column-width="3275*"/>
    </style:style>
    <style:style style:name="Table3.D" style:family="table-column">
      <style:table-column-properties style:column-width="0.3347in" style:rel-column-width="3276*"/>
    </style:style>
    <style:style style:name="Table3.H" style:family="table-column">
      <style:table-column-properties style:column-width="0.3347in" style:rel-column-width="3277*"/>
    </style:style>
    <style:style style:name="Table3.K" style:family="table-column">
      <style:table-column-properties style:column-width="0.3347in" style:rel-column-width="3278*"/>
    </style:style>
    <style:style style:name="Table3.N" style:family="table-column">
      <style:table-column-properties style:column-width="0.3347in" style:rel-column-width="3279*"/>
    </style:style>
    <style:style style:name="Table3.T" style:family="table-column">
      <style:table-column-properties style:column-width="0.3354in" style:rel-column-width="3285*"/>
    </style:style>
    <style:style style:name="Table3.A1" style:family="table-cell">
      <style:table-cell-properties fo:padding="0.0382in" fo:border="0.5pt solid #000000"/>
    </style:style>
    <style:style style:name="Table3.B1" style:family="table-cell">
      <style:table-cell-properties fo:padding="0.0382in" fo:border-left="0.5pt solid #000000" fo:border-right="none" fo:border-top="0.5pt solid #000000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334in" style:rel-column-width="3270*"/>
    </style:style>
    <style:style style:name="Table4.C" style:family="table-column">
      <style:table-column-properties style:column-width="0.3347in" style:rel-column-width="3277*"/>
    </style:style>
    <style:style style:name="Table4.P" style:family="table-column">
      <style:table-column-properties style:column-width="0.3354in" style:rel-column-width="3284*"/>
    </style:style>
    <style:style style:name="Table4.T" style:family="table-column">
      <style:table-column-properties style:column-width="0.3368in" style:rel-column-width="3300*"/>
    </style:style>
    <style:style style:name="Table4.A1" style:family="table-cell">
      <style:table-cell-properties fo:padding="0.0382in" fo:border="0.5pt solid #000000"/>
    </style:style>
    <style:style style:name="Table4.B1" style:family="table-cell">
      <style:table-cell-properties fo:padding="0.0382in" fo:border-left="0.5pt solid #000000" fo:border-right="none" fo:border-top="0.5pt solid #000000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334in" style:rel-column-width="3270*"/>
    </style:style>
    <style:style style:name="Table5.C" style:family="table-column">
      <style:table-column-properties style:column-width="0.3347in" style:rel-column-width="3277*"/>
    </style:style>
    <style:style style:name="Table5.P" style:family="table-column">
      <style:table-column-properties style:column-width="0.3354in" style:rel-column-width="3284*"/>
    </style:style>
    <style:style style:name="Table5.T" style:family="table-column">
      <style:table-column-properties style:column-width="0.3368in" style:rel-column-width="3300*"/>
    </style:style>
    <style:style style:name="Table5.A1" style:family="table-cell">
      <style:table-cell-properties fo:padding="0.0382in" fo:border="0.5pt solid #000000"/>
    </style:style>
    <style:style style:name="Table5.B1" style:family="table-cell">
      <style:table-cell-properties fo:padding="0.0382in" fo:border-left="0.5pt solid #000000" fo:border-right="none" fo:border-top="0.5pt solid #000000" fo:border-bottom="0.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334in" style:rel-column-width="3270*"/>
    </style:style>
    <style:style style:name="Table6.C" style:family="table-column">
      <style:table-column-properties style:column-width="0.3347in" style:rel-column-width="3277*"/>
    </style:style>
    <style:style style:name="Table6.P" style:family="table-column">
      <style:table-column-properties style:column-width="0.3354in" style:rel-column-width="3284*"/>
    </style:style>
    <style:style style:name="Table6.T" style:family="table-column">
      <style:table-column-properties style:column-width="0.3368in" style:rel-column-width="3300*"/>
    </style:style>
    <style:style style:name="Table6.A1" style:family="table-cell">
      <style:table-cell-properties fo:padding="0.0382in" fo:border="0.5pt solid #000000"/>
    </style:style>
    <style:style style:name="Table6.B1" style:family="table-cell">
      <style:table-cell-properties fo:padding="0.0382in" fo:border-left="0.5pt solid #000000" fo:border-right="none" fo:border-top="0.5pt solid #000000" fo:border-bottom="0.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34in" style:rel-column-width="3270*"/>
    </style:style>
    <style:style style:name="Table7.C" style:family="table-column">
      <style:table-column-properties style:column-width="0.3347in" style:rel-column-width="3277*"/>
    </style:style>
    <style:style style:name="Table7.P" style:family="table-column">
      <style:table-column-properties style:column-width="0.3354in" style:rel-column-width="3284*"/>
    </style:style>
    <style:style style:name="Table7.T" style:family="table-column">
      <style:table-column-properties style:column-width="0.3368in" style:rel-column-width="3300*"/>
    </style:style>
    <style:style style:name="Table7.A1" style:family="table-cell">
      <style:table-cell-properties fo:padding="0.0382in" fo:border="0.5pt solid #000000"/>
    </style:style>
    <style:style style:name="Table7.B1" style:family="table-cell">
      <style:table-cell-properties fo:padding="0.0382in" fo:border-left="0.5pt solid #000000" fo:border-right="none" fo:border-top="0.5pt solid #000000" fo:border-bottom="0.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34in" style:rel-column-width="3270*"/>
    </style:style>
    <style:style style:name="Table8.C" style:family="table-column">
      <style:table-column-properties style:column-width="0.3347in" style:rel-column-width="3277*"/>
    </style:style>
    <style:style style:name="Table8.P" style:family="table-column">
      <style:table-column-properties style:column-width="0.3354in" style:rel-column-width="3284*"/>
    </style:style>
    <style:style style:name="Table8.T" style:family="table-column">
      <style:table-column-properties style:column-width="0.3368in" style:rel-column-width="3300*"/>
    </style:style>
    <style:style style:name="Table8.A1" style:family="table-cell">
      <style:table-cell-properties fo:padding="0.0382in" fo:border="0.5pt solid #000000"/>
    </style:style>
    <style:style style:name="Table8.B1" style:family="table-cell">
      <style:table-cell-properties fo:padding="0.0382in" fo:border-left="0.5pt solid #000000" fo:border-right="none" fo:border-top="0.5pt solid #000000" fo:border-bottom="0.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34in" style:rel-column-width="3270*"/>
    </style:style>
    <style:style style:name="Table9.C" style:family="table-column">
      <style:table-column-properties style:column-width="0.3347in" style:rel-column-width="3277*"/>
    </style:style>
    <style:style style:name="Table9.P" style:family="table-column">
      <style:table-column-properties style:column-width="0.3354in" style:rel-column-width="3284*"/>
    </style:style>
    <style:style style:name="Table9.T" style:family="table-column">
      <style:table-column-properties style:column-width="0.3368in" style:rel-column-width="3300*"/>
    </style:style>
    <style:style style:name="Table9.A1" style:family="table-cell">
      <style:table-cell-properties fo:padding="0.0382in" fo:border="0.5pt solid #000000"/>
    </style:style>
    <style:style style:name="Table9.B1" style:family="table-cell">
      <style:table-cell-properties fo:padding="0.0382in" fo:border-left="0.5pt solid #000000" fo:border-right="none" fo:border-top="0.5pt solid #000000" fo:border-bottom="0.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0.334in" style:rel-column-width="3270*"/>
    </style:style>
    <style:style style:name="Table10.C" style:family="table-column">
      <style:table-column-properties style:column-width="0.3347in" style:rel-column-width="3277*"/>
    </style:style>
    <style:style style:name="Table10.P" style:family="table-column">
      <style:table-column-properties style:column-width="0.3354in" style:rel-column-width="3284*"/>
    </style:style>
    <style:style style:name="Table10.T" style:family="table-column">
      <style:table-column-properties style:column-width="0.3368in" style:rel-column-width="3300*"/>
    </style:style>
    <style:style style:name="Table10.A1" style:family="table-cell">
      <style:table-cell-properties fo:padding="0.0382in" fo:border="0.5pt solid #000000"/>
    </style:style>
    <style:style style:name="Table10.B1" style:family="table-cell">
      <style:table-cell-properties fo:padding="0.0382in" fo:border-left="0.5pt solid #000000" fo:border-right="none" fo:border-top="0.5pt solid #000000" fo:border-bottom="0.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0.334in" style:rel-column-width="3270*"/>
    </style:style>
    <style:style style:name="Table11.C" style:family="table-column">
      <style:table-column-properties style:column-width="0.3347in" style:rel-column-width="3277*"/>
    </style:style>
    <style:style style:name="Table11.P" style:family="table-column">
      <style:table-column-properties style:column-width="0.3354in" style:rel-column-width="3284*"/>
    </style:style>
    <style:style style:name="Table11.T" style:family="table-column">
      <style:table-column-properties style:column-width="0.3368in" style:rel-column-width="3300*"/>
    </style:style>
    <style:style style:name="Table11.A1" style:family="table-cell">
      <style:table-cell-properties fo:padding="0.0382in" fo:border="0.5pt solid #000000"/>
    </style:style>
    <style:style style:name="Table11.B1" style:family="table-cell">
      <style:table-cell-properties fo:padding="0.0382in" fo:border-left="0.5pt solid #000000" fo:border-right="none" fo:border-top="0.5pt solid #000000" fo:border-bottom="0.5pt solid #000000"/>
    </style:style>
    <style:style style:name="P1" style:family="paragraph" style:parent-style-name="Subtitle">
      <style:text-properties officeooo:rsid="00027ec1" officeooo:paragraph-rsid="00027ec1"/>
    </style:style>
    <style:style style:name="P2" style:family="paragraph" style:parent-style-name="Title">
      <style:text-properties officeooo:rsid="00027ec1" officeooo:paragraph-rsid="00027ec1"/>
    </style:style>
    <style:style style:name="P3" style:family="paragraph" style:parent-style-name="Text_20_body">
      <style:paragraph-properties fo:text-align="center" style:justify-single-word="false"/>
      <style:text-properties officeooo:rsid="00027ec1" officeooo:paragraph-rsid="00027ec1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end" style:justify-single-word="false"/>
      <style:text-properties officeooo:rsid="0003abb8" officeooo:paragraph-rsid="0003abb8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66f66" officeooo:paragraph-rsid="00066f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3240d39" officeooo:paragraph-rsid="03240d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officeooo:paragraph-rsid="0338235d"/>
    </style:style>
    <style:style style:name="P9" style:family="paragraph" style:parent-style-name="Standard">
      <style:text-properties officeooo:rsid="033988cf" officeooo:paragraph-rsid="033988cf"/>
    </style:style>
    <style:style style:name="P10" style:family="paragraph" style:parent-style-name="Standard">
      <style:text-properties style:text-underline-style="none" officeooo:rsid="033988cf" officeooo:paragraph-rsid="033988cf"/>
    </style:style>
    <style:style style:name="P11" style:family="paragraph" style:parent-style-name="Standard">
      <style:text-properties style:text-underline-style="none" officeooo:rsid="033bb900" officeooo:paragraph-rsid="033bb900"/>
    </style:style>
    <style:style style:name="P12" style:family="paragraph" style:parent-style-name="Standard">
      <style:text-properties style:text-underline-style="none" fo:font-weight="bold" officeooo:rsid="033fc30d" officeooo:paragraph-rsid="033fc30d" style:font-weight-asian="bold" style:font-weight-complex="bold"/>
    </style:style>
    <style:style style:name="P13" style:family="paragraph" style:parent-style-name="Standard">
      <style:text-properties style:text-underline-style="none" fo:font-weight="normal" officeooo:rsid="033fc30d" officeooo:paragraph-rsid="033fc30d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33fc30d" officeooo:paragraph-rsid="0375e48c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33fc30d" officeooo:paragraph-rsid="03850ba9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340650c" officeooo:paragraph-rsid="0340650c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340650c" officeooo:paragraph-rsid="03661493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340650c" officeooo:paragraph-rsid="03850ba9" style:font-weight-asian="normal" style:font-weight-complex="normal"/>
    </style:style>
    <style:style style:name="P19" style:family="paragraph" style:parent-style-name="Standard">
      <style:text-properties officeooo:rsid="034e1322" officeooo:paragraph-rsid="034cffab"/>
    </style:style>
    <style:style style:name="P20" style:family="paragraph" style:parent-style-name="Standard">
      <style:text-properties officeooo:rsid="034e1322" officeooo:paragraph-rsid="034e1322"/>
    </style:style>
    <style:style style:name="P21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fo:font-size="12pt" officeooo:paragraph-rsid="035f47e4" style:font-size-asian="12pt" style:font-size-complex="12pt"/>
    </style:style>
    <style:style style:name="P22" style:family="paragraph" style:parent-style-name="Standard">
      <style:text-properties fo:font-size="12pt" officeooo:paragraph-rsid="0360ff48" style:font-size-asian="12pt" style:font-size-complex="12pt"/>
    </style:style>
    <style:style style:name="P23" style:family="paragraph" style:parent-style-name="Standard">
      <style:text-properties fo:font-size="12pt" officeooo:paragraph-rsid="037feda8" style:font-size-asian="12pt" style:font-size-complex="12pt"/>
    </style:style>
    <style:style style:name="P24" style:family="paragraph" style:parent-style-name="Standard">
      <style:text-properties fo:font-size="12pt" officeooo:paragraph-rsid="0388b373" style:font-size-asian="12pt" style:font-size-complex="12pt"/>
    </style:style>
    <style:style style:name="P25" style:family="paragraph" style:parent-style-name="Standard">
      <style:text-properties fo:font-size="12pt" fo:font-weight="bold" officeooo:rsid="03635ab2" officeooo:paragraph-rsid="03635ab2" style:font-size-asian="12pt" style:font-weight-asian="bold" style:font-size-complex="12pt" style:font-weight-complex="bold"/>
    </style:style>
    <style:style style:name="P26" style:family="paragraph" style:parent-style-name="Standard">
      <style:text-properties fo:font-size="12pt" fo:font-weight="bold" officeooo:rsid="03832b22" officeooo:paragraph-rsid="03832b22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officeooo:rsid="0329836c" officeooo:paragraph-rsid="0329836c"/>
    </style:style>
    <style:style style:name="P28" style:family="paragraph" style:parent-style-name="Table_20_Contents">
      <style:paragraph-properties fo:text-align="center" style:justify-single-word="false"/>
      <style:text-properties officeooo:rsid="0329836c" officeooo:paragraph-rsid="0338235d"/>
    </style:style>
    <style:style style:name="P29" style:family="paragraph" style:parent-style-name="Table_20_Contents">
      <style:paragraph-properties fo:text-align="center" style:justify-single-word="false"/>
      <style:text-properties officeooo:rsid="0329836c" officeooo:paragraph-rsid="034cffab"/>
    </style:style>
    <style:style style:name="P30" style:family="paragraph" style:parent-style-name="Table_20_Contents">
      <style:paragraph-properties fo:text-align="center" style:justify-single-word="false"/>
      <style:text-properties officeooo:rsid="0329836c" officeooo:paragraph-rsid="036e4c6a"/>
    </style:style>
    <style:style style:name="P31" style:family="paragraph" style:parent-style-name="Table_20_Contents">
      <style:paragraph-properties fo:text-align="center" style:justify-single-word="false"/>
      <style:text-properties officeooo:rsid="0329836c" officeooo:paragraph-rsid="0388b373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329836c" officeooo:paragraph-rsid="0329836c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329836c" officeooo:paragraph-rsid="0338235d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329836c" officeooo:paragraph-rsid="034cffab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35465ba" officeooo:paragraph-rsid="035465ba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359b390" officeooo:paragraph-rsid="0359b390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35cefc2" officeooo:paragraph-rsid="035cefc2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36e4c6a" officeooo:paragraph-rsid="036e4c6a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37a4914" officeooo:paragraph-rsid="037a4914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37a4914" officeooo:paragraph-rsid="0388b373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388b373" officeooo:paragraph-rsid="0388b373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officeooo:rsid="033047b7" officeooo:paragraph-rsid="033047b7"/>
    </style:style>
    <style:style style:name="P43" style:family="paragraph" style:parent-style-name="Table_20_Contents">
      <style:paragraph-properties fo:text-align="center" style:justify-single-word="false"/>
      <style:text-properties officeooo:rsid="033047b7" officeooo:paragraph-rsid="0338235d"/>
    </style:style>
    <style:style style:name="P44" style:family="paragraph" style:parent-style-name="Table_20_Contents">
      <style:paragraph-properties fo:text-align="center" style:justify-single-word="false"/>
      <style:text-properties officeooo:rsid="035394ff" officeooo:paragraph-rsid="035394ff"/>
    </style:style>
    <style:style style:name="P45" style:family="paragraph" style:parent-style-name="Text_20_body">
      <style:text-properties officeooo:rsid="0325b9d0" officeooo:paragraph-rsid="0325b9d0"/>
    </style:style>
    <style:style style:name="P46" style:family="paragraph" style:parent-style-name="Text_20_body">
      <style:text-properties officeooo:rsid="03350885" officeooo:paragraph-rsid="03350885"/>
    </style:style>
    <style:style style:name="P47" style:family="paragraph" style:parent-style-name="Text_20_body">
      <style:text-properties style:text-position="0% 100%" fo:font-weight="normal" officeooo:rsid="03258686" officeooo:paragraph-rsid="03258686" style:font-weight-asian="normal" style:font-weight-complex="normal"/>
    </style:style>
    <style:style style:name="P48" style:family="paragraph" style:parent-style-name="Text_20_body">
      <style:text-properties style:text-position="0% 100%" fo:font-weight="normal" officeooo:rsid="0325b9d0" officeooo:paragraph-rsid="0325b9d0" style:font-weight-asian="normal" style:font-weight-complex="normal"/>
    </style:style>
    <style:style style:name="P49" style:family="paragraph" style:parent-style-name="Text_20_body">
      <style:text-properties style:text-position="0% 100%" fo:font-weight="normal" officeooo:rsid="0328a870" officeooo:paragraph-rsid="0325b9d0" style:font-weight-asian="normal" style:font-weight-complex="normal"/>
    </style:style>
    <style:style style:name="P50" style:family="paragraph" style:parent-style-name="Standard">
      <style:text-properties style:text-position="0% 100%" style:text-underline-style="none" fo:font-weight="normal" officeooo:rsid="034c1f1d" officeooo:paragraph-rsid="0340650c" style:font-weight-asian="normal" style:font-weight-complex="normal"/>
    </style:style>
    <style:style style:name="P51" style:family="paragraph" style:parent-style-name="Standard">
      <style:text-properties style:text-position="0% 100%" style:text-underline-style="none" fo:font-weight="normal" officeooo:rsid="034c1f1d" officeooo:paragraph-rsid="034cffab" style:font-weight-asian="normal" style:font-weight-complex="normal"/>
    </style:style>
    <style:style style:name="P52" style:family="paragraph" style:parent-style-name="Standard">
      <style:text-properties officeooo:paragraph-rsid="036e4c6a"/>
    </style:style>
    <style:style style:name="P53" style:family="paragraph" style:parent-style-name="Standard">
      <style:text-properties fo:font-weight="normal" officeooo:rsid="033fc30d" officeooo:paragraph-rsid="03661493" style:font-weight-asian="normal" style:font-weight-complex="normal"/>
    </style:style>
    <style:style style:name="P54" style:family="paragraph" style:parent-style-name="Standard">
      <style:text-properties fo:font-weight="normal" officeooo:rsid="033fc30d" officeooo:paragraph-rsid="03850ba9" style:font-weight-asian="normal" style:font-weight-complex="normal"/>
    </style:style>
    <style:style style:name="P55" style:family="paragraph" style:parent-style-name="Standard">
      <style:text-properties officeooo:rsid="036e4c6a" officeooo:paragraph-rsid="036e4c6a"/>
    </style:style>
    <style:style style:name="P56" style:family="paragraph" style:parent-style-name="Standard">
      <style:text-properties officeooo:rsid="036e4c6a" officeooo:paragraph-rsid="0388b373"/>
    </style:style>
    <style:style style:name="P57" style:family="paragraph" style:parent-style-name="Table_20_Contents">
      <style:paragraph-properties fo:text-align="center" style:justify-single-word="false"/>
      <style:text-properties officeooo:rsid="036e4c6a" officeooo:paragraph-rsid="036e4c6a"/>
    </style:style>
    <style:style style:name="P58" style:family="paragraph" style:parent-style-name="Table_20_Contents">
      <style:paragraph-properties fo:text-align="center" style:justify-single-word="false"/>
      <style:text-properties officeooo:rsid="036e4c6a" officeooo:paragraph-rsid="0388b373"/>
    </style:style>
    <style:style style:name="P59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officeooo:paragraph-rsid="037da252"/>
    </style:style>
    <style:style style:name="P60" style:family="paragraph" style:parent-style-name="Standard">
      <style:text-properties officeooo:paragraph-rsid="0388b373"/>
    </style:style>
    <style:style style:name="P61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officeooo:paragraph-rsid="0388b373"/>
    </style:style>
    <style:style style:name="P62" style:family="paragraph" style:parent-style-name="Standard">
      <style:text-properties style:text-position="0% 100%" style:font-name="Liberation Serif" fo:font-size="12pt" officeooo:rsid="0360ff48" officeooo:paragraph-rsid="0360ff48" style:font-name-asian="Symbol1" style:font-size-asian="12pt" style:font-name-complex="Symbol1" style:font-size-complex="12pt" style:font-weight-complex="bold"/>
    </style:style>
    <style:style style:name="P63" style:family="paragraph" style:parent-style-name="Standard">
      <style:text-properties style:text-position="0% 100%" style:font-name="Liberation Serif" fo:font-size="12pt" officeooo:rsid="03803367" officeooo:paragraph-rsid="037feda8" style:font-name-asian="Symbol1" style:font-size-asian="12pt" style:font-name-complex="Symbol1" style:font-size-complex="12pt" style:font-weight-complex="bold"/>
    </style:style>
    <style:style style:name="P64" style:family="paragraph" style:parent-style-name="Standard">
      <style:text-properties style:text-position="0% 100%" style:font-name="Liberation Serif" fo:font-size="12pt" fo:font-weight="bold" officeooo:rsid="03635ab2" officeooo:paragraph-rsid="03635ab2" style:font-name-asian="Symbol1" style:font-size-asian="12pt" style:font-weight-asian="bold" style:font-name-complex="Symbol1" style:font-size-complex="12pt" style:font-weight-complex="bold"/>
    </style:style>
    <style:style style:name="P65" style:family="paragraph" style:parent-style-name="Standard">
      <style:text-properties style:text-position="0% 100%" style:font-name="Liberation Serif" fo:font-size="12pt" fo:font-weight="bold" officeooo:rsid="03832b22" officeooo:paragraph-rsid="03832b22" style:font-name-asian="Symbol1" style:font-size-asian="12pt" style:font-weight-asian="bold" style:font-name-complex="Symbol1" style:font-size-complex="12pt" style:font-weight-complex="bold"/>
    </style:style>
    <style:style style:name="P66" style:family="paragraph" style:parent-style-name="Standard">
      <style:text-properties style:text-position="0% 100%" style:font-name="Liberation Serif" fo:font-size="12pt" style:text-underline-style="none" fo:font-weight="normal" officeooo:rsid="03803367" officeooo:paragraph-rsid="0388b373" style:font-name-asian="Symbol1" style:font-size-asian="12pt" style:font-weight-asian="normal" style:font-name-complex="Symbol1" style:font-size-complex="12pt" style:font-weight-complex="bold"/>
    </style:style>
    <style:style style:name="P67" style:family="paragraph" style:parent-style-name="Standard">
      <style:text-properties style:text-position="0% 100%" style:font-name="Liberation Serif" style:text-underline-style="none" fo:font-weight="normal" officeooo:rsid="036a9e63" officeooo:paragraph-rsid="03661493" style:font-name-asian="Symbol1" style:font-weight-asian="normal" style:font-name-complex="Symbol1" style:font-weight-complex="normal"/>
    </style:style>
    <style:style style:name="P68" style:family="paragraph" style:parent-style-name="Standard">
      <style:text-properties style:text-position="0% 100%" style:font-name="Liberation Serif" style:text-underline-style="none" fo:font-weight="normal" officeooo:rsid="036a9e63" officeooo:paragraph-rsid="03850ba9" style:font-name-asian="Symbol1" style:font-weight-asian="normal" style:font-name-complex="Symbol1" style:font-weight-complex="normal"/>
    </style:style>
    <style:style style:name="P69" style:family="paragraph" style:parent-style-name="Standard">
      <style:text-properties style:text-position="0% 100%" style:font-name="Liberation Serif" style:text-underline-style="none" fo:font-weight="normal" officeooo:rsid="036a9e63" officeooo:paragraph-rsid="0388b373" style:font-name-asian="Symbol1" style:font-weight-asian="normal" style:font-name-complex="Symbol1" style:font-weight-complex="normal"/>
    </style:style>
    <style:style style:name="P70" style:family="paragraph" style:parent-style-name="Standard">
      <style:text-properties style:text-position="0% 100%" style:font-name="Liberation Serif" style:text-underline-style="none" fo:font-weight="normal" officeooo:rsid="0388b373" officeooo:paragraph-rsid="0388b373" style:font-name-asian="Symbol1" style:font-weight-asian="normal" style:font-name-complex="Symbol1" style:font-weight-complex="normal"/>
    </style:style>
    <style:style style:name="P71" style:family="paragraph" style:parent-style-name="Standard">
      <style:text-properties fo:font-size="12pt" style:text-underline-style="none" fo:font-weight="normal" officeooo:rsid="038e3f99" officeooo:paragraph-rsid="038e3f99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fo:font-size="12pt" officeooo:paragraph-rsid="03cb4888" style:font-size-asian="12pt" style:font-size-complex="12pt"/>
    </style:style>
    <style:style style:name="P73" style:family="paragraph" style:parent-style-name="Standard">
      <style:text-properties fo:font-size="12pt" officeooo:paragraph-rsid="03cd1817" style:font-size-asian="12pt" style:font-size-complex="12pt"/>
    </style:style>
    <style:style style:name="P74" style:family="paragraph" style:parent-style-name="Standard">
      <style:text-properties fo:font-size="12pt" officeooo:paragraph-rsid="03e8e0c1" style:font-size-asian="12pt" style:font-size-complex="12pt"/>
    </style:style>
    <style:style style:name="P75" style:family="paragraph" style:parent-style-name="Standard">
      <style:text-properties fo:font-size="12pt" officeooo:paragraph-rsid="03ebd488" style:font-size-asian="12pt" style:font-size-complex="12pt"/>
    </style:style>
    <style:style style:name="P76" style:family="paragraph" style:parent-style-name="Standard">
      <style:text-properties fo:font-size="12pt" fo:font-weight="bold" officeooo:rsid="03d16fcc" officeooo:paragraph-rsid="03d16fcc" style:font-size-asian="12pt" style:font-weight-asian="bold" style:font-size-complex="12pt" style:font-weight-complex="bold"/>
    </style:style>
    <style:style style:name="P77" style:family="paragraph" style:parent-style-name="Standard">
      <style:text-properties fo:font-size="12pt" fo:font-weight="bold" officeooo:rsid="03d16fcc" officeooo:paragraph-rsid="03ebd488" style:font-size-asian="12pt" style:font-weight-asian="bold" style:font-size-complex="12pt" style:font-weight-complex="bold"/>
    </style:style>
    <style:style style:name="P78" style:family="paragraph" style:parent-style-name="Standard">
      <style:text-properties officeooo:paragraph-rsid="0395cfb9"/>
    </style:style>
    <style:style style:name="P79" style:family="paragraph" style:parent-style-name="Standard">
      <style:text-properties officeooo:rsid="0397d5ce" officeooo:paragraph-rsid="0397d5ce"/>
    </style:style>
    <style:style style:name="P80" style:family="paragraph" style:parent-style-name="Standard">
      <style:text-properties style:text-underline-style="none" officeooo:rsid="0398b8b7" officeooo:paragraph-rsid="0398b8b7"/>
    </style:style>
    <style:style style:name="P81" style:family="paragraph" style:parent-style-name="Standard">
      <style:text-properties style:text-underline-style="none" fo:font-weight="bold" officeooo:rsid="03a0dba6" officeooo:paragraph-rsid="03a0dba6" style:font-weight-asian="bold" style:font-weight-complex="bold"/>
    </style:style>
    <style:style style:name="P82" style:family="paragraph" style:parent-style-name="Standard">
      <style:text-properties style:text-underline-style="none" fo:font-weight="normal" officeooo:rsid="0340650c" officeooo:paragraph-rsid="03a0f4b4" style:font-weight-asian="normal" style:font-weight-complex="normal"/>
    </style:style>
    <style:style style:name="P83" style:family="paragraph" style:parent-style-name="Standard">
      <style:text-properties style:text-underline-style="none" fo:font-weight="normal" officeooo:rsid="0340650c" officeooo:paragraph-rsid="03daad07" style:font-weight-asian="normal" style:font-weight-complex="normal"/>
    </style:style>
    <style:style style:name="P84" style:family="paragraph" style:parent-style-name="Standard">
      <style:text-properties style:text-underline-style="none" fo:font-weight="normal" officeooo:rsid="0340650c" officeooo:paragraph-rsid="03e0b4d1" style:font-weight-asian="normal" style:font-weight-complex="normal"/>
    </style:style>
    <style:style style:name="P85" style:family="paragraph" style:parent-style-name="Standard">
      <style:text-properties style:text-underline-style="none" fo:font-weight="normal" officeooo:rsid="0340650c" officeooo:paragraph-rsid="03e22b08" style:font-weight-asian="normal" style:font-weight-complex="normal"/>
    </style:style>
    <style:style style:name="P86" style:family="paragraph" style:parent-style-name="Standard">
      <style:text-properties style:text-underline-style="none" fo:font-weight="normal" officeooo:rsid="0340650c" officeooo:paragraph-rsid="03ebd488" style:font-weight-asian="normal" style:font-weight-complex="normal"/>
    </style:style>
    <style:style style:name="P87" style:family="paragraph" style:parent-style-name="Standard">
      <style:text-properties style:text-underline-style="none" fo:font-weight="normal" officeooo:rsid="033fc30d" officeooo:paragraph-rsid="03a0f4b4" style:font-weight-asian="normal" style:font-weight-complex="normal"/>
    </style:style>
    <style:style style:name="P88" style:family="paragraph" style:parent-style-name="Standard">
      <style:text-properties style:text-underline-style="none" fo:font-weight="normal" officeooo:rsid="033fc30d" officeooo:paragraph-rsid="03daad07" style:font-weight-asian="normal" style:font-weight-complex="normal"/>
    </style:style>
    <style:style style:name="P89" style:family="paragraph" style:parent-style-name="Standard">
      <style:text-properties style:text-underline-style="none" fo:font-weight="normal" officeooo:rsid="033fc30d" officeooo:paragraph-rsid="03ebd488" style:font-weight-asian="normal" style:font-weight-complex="normal"/>
    </style:style>
    <style:style style:name="P90" style:family="paragraph" style:parent-style-name="Standard">
      <style:text-properties style:text-underline-style="none" fo:font-weight="normal" officeooo:rsid="03a5fd5e" officeooo:paragraph-rsid="03a5fd5e" style:font-weight-asian="normal" style:font-weight-complex="normal"/>
    </style:style>
    <style:style style:name="P91" style:family="paragraph" style:parent-style-name="Standard">
      <style:text-properties style:text-underline-style="none" fo:font-weight="normal" officeooo:rsid="03a5fd5e" officeooo:paragraph-rsid="03e22b08" style:font-weight-asian="normal" style:font-weight-complex="normal"/>
    </style:style>
    <style:style style:name="P92" style:family="paragraph" style:parent-style-name="Standard">
      <style:text-properties style:text-underline-style="none" fo:font-weight="normal" officeooo:rsid="03a5fd5e" officeooo:paragraph-rsid="03e5d77d" style:font-weight-asian="normal" style:font-weight-complex="normal"/>
    </style:style>
    <style:style style:name="P93" style:family="paragraph" style:parent-style-name="Standard">
      <style:text-properties style:text-underline-style="none" fo:font-weight="normal" officeooo:rsid="03a5fd5e" officeooo:paragraph-rsid="03ebd488" style:font-weight-asian="normal" style:font-weight-complex="normal"/>
    </style:style>
    <style:style style:name="P94" style:family="paragraph" style:parent-style-name="Standard">
      <style:text-properties style:text-underline-style="none" fo:font-weight="normal" officeooo:rsid="03aa86db" officeooo:paragraph-rsid="03aa86db" style:font-weight-asian="normal" style:font-weight-complex="normal"/>
    </style:style>
    <style:style style:name="P95" style:family="paragraph" style:parent-style-name="Standard">
      <style:text-properties fo:font-weight="normal" officeooo:rsid="033fc30d" officeooo:paragraph-rsid="03a0f4b4" style:font-weight-asian="normal" style:font-weight-complex="normal"/>
    </style:style>
    <style:style style:name="P96" style:family="paragraph" style:parent-style-name="Standard">
      <style:text-properties fo:font-weight="normal" officeooo:rsid="033fc30d" officeooo:paragraph-rsid="03daad07" style:font-weight-asian="normal" style:font-weight-complex="normal"/>
    </style:style>
    <style:style style:name="P97" style:family="paragraph" style:parent-style-name="Standard">
      <style:text-properties fo:font-weight="normal" officeooo:rsid="033fc30d" officeooo:paragraph-rsid="03ebd488" style:font-weight-asian="normal" style:font-weight-complex="normal"/>
    </style:style>
    <style:style style:name="P98" style:family="paragraph" style:parent-style-name="Standard">
      <style:text-properties style:text-position="sub 58%" style:text-underline-style="none" fo:font-weight="normal" officeooo:rsid="03a0dba6" officeooo:paragraph-rsid="03a0dba6" style:font-weight-asian="normal" style:font-weight-complex="normal"/>
    </style:style>
    <style:style style:name="P99" style:family="paragraph" style:parent-style-name="Standard">
      <style:text-properties style:text-position="sub 58%" style:text-underline-style="none" fo:font-weight="normal" officeooo:rsid="0340650c" officeooo:paragraph-rsid="03a0f4b4" style:font-weight-asian="normal" style:font-weight-complex="normal"/>
    </style:style>
    <style:style style:name="P100" style:family="paragraph" style:parent-style-name="Standard">
      <style:text-properties style:text-position="sub 58%" style:text-underline-style="none" fo:font-weight="normal" officeooo:rsid="0340650c" officeooo:paragraph-rsid="03e22b08" style:font-weight-asian="normal" style:font-weight-complex="normal"/>
    </style:style>
    <style:style style:name="P101" style:family="paragraph" style:parent-style-name="Standard">
      <style:text-properties style:text-position="sub 58%" style:text-underline-style="none" fo:font-weight="normal" officeooo:rsid="0340650c" officeooo:paragraph-rsid="03ebd488" style:font-weight-asian="normal" style:font-weight-complex="normal"/>
    </style:style>
    <style:style style:name="P102" style:family="paragraph" style:parent-style-name="Standard">
      <style:text-properties style:text-position="sub 58%" style:text-underline-style="none" fo:font-weight="normal" officeooo:rsid="033fc30d" officeooo:paragraph-rsid="03a0f4b4" style:font-weight-asian="normal" style:font-weight-complex="normal"/>
    </style:style>
    <style:style style:name="P103" style:family="paragraph" style:parent-style-name="Standard">
      <style:text-properties style:text-position="sub 58%" style:text-underline-style="none" fo:font-weight="normal" officeooo:rsid="033fc30d" officeooo:paragraph-rsid="03daad07" style:font-weight-asian="normal" style:font-weight-complex="normal"/>
    </style:style>
    <style:style style:name="P104" style:family="paragraph" style:parent-style-name="Standard">
      <style:text-properties style:text-position="sub 58%" style:text-underline-style="none" fo:font-weight="normal" officeooo:rsid="033fc30d" officeooo:paragraph-rsid="03ebd488" style:font-weight-asian="normal" style:font-weight-complex="normal"/>
    </style:style>
    <style:style style:name="P105" style:family="paragraph" style:parent-style-name="Standard">
      <style:text-properties officeooo:paragraph-rsid="03aa86db"/>
    </style:style>
    <style:style style:name="P106" style:family="paragraph" style:parent-style-name="Standard">
      <style:text-properties officeooo:rsid="03ac5d0b" officeooo:paragraph-rsid="03c45c99"/>
    </style:style>
    <style:style style:name="P107" style:family="paragraph" style:parent-style-name="Standard">
      <style:text-properties officeooo:rsid="033fc30d" officeooo:paragraph-rsid="03d2a213"/>
    </style:style>
    <style:style style:name="P108" style:family="paragraph" style:parent-style-name="Standard">
      <style:text-properties officeooo:rsid="033fc30d" officeooo:paragraph-rsid="03ebd488"/>
    </style:style>
    <style:style style:name="P109" style:family="paragraph" style:parent-style-name="Standard">
      <style:text-properties officeooo:paragraph-rsid="03e0b4d1"/>
    </style:style>
    <style:style style:name="P110" style:family="paragraph" style:parent-style-name="Standard">
      <style:text-properties officeooo:rsid="03e5d77d" officeooo:paragraph-rsid="03e7378e"/>
    </style:style>
    <style:style style:name="P111" style:family="paragraph" style:parent-style-name="Standard">
      <style:text-properties officeooo:rsid="03e5d77d" officeooo:paragraph-rsid="03ebd488"/>
    </style:style>
    <style:style style:name="P112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officeooo:paragraph-rsid="03e8e0c1"/>
    </style:style>
    <style:style style:name="P113" style:family="paragraph" style:parent-style-name="Standard">
      <style:text-properties officeooo:paragraph-rsid="03ebd488"/>
    </style:style>
    <style:style style:name="P114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officeooo:paragraph-rsid="03ebd488"/>
    </style:style>
    <style:style style:name="P115" style:family="paragraph" style:parent-style-name="Table_20_Contents">
      <style:paragraph-properties fo:text-align="center" style:justify-single-word="false"/>
      <style:text-properties fo:font-weight="bold" officeooo:rsid="0388b373" officeooo:paragraph-rsid="0392724e" style:font-weight-asian="bold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fo:font-weight="bold" officeooo:rsid="0388b373" officeooo:paragraph-rsid="0395cfb9" style:font-weight-asian="bold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fo:font-weight="bold" officeooo:rsid="0388b373" officeooo:paragraph-rsid="03aa86db" style:font-weight-asian="bold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fo:font-weight="bold" officeooo:rsid="037a4914" officeooo:paragraph-rsid="0392724e" style:font-weight-asian="bold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fo:font-weight="bold" officeooo:rsid="039300ad" officeooo:paragraph-rsid="039300ad" style:font-weight-asian="bold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fo:font-weight="bold" officeooo:rsid="0396c76a" officeooo:paragraph-rsid="0396c76a" style:font-weight-asian="bold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fo:font-weight="bold" officeooo:rsid="03c3efbf" officeooo:paragraph-rsid="03c3efbf" style:font-weight-asian="bold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fo:font-weight="bold" officeooo:rsid="03e0b4d1" officeooo:paragraph-rsid="03e0b4d1" style:font-weight-asian="bold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fo:font-weight="bold" officeooo:rsid="03e4eaaa" officeooo:paragraph-rsid="03e4eaaa" style:font-weight-asian="bold" style:font-weight-complex="bold"/>
    </style:style>
    <style:style style:name="P124" style:family="paragraph" style:parent-style-name="Table_20_Contents">
      <style:paragraph-properties fo:text-align="center" style:justify-single-word="false"/>
      <style:text-properties fo:font-weight="bold" officeooo:rsid="03e4eaaa" officeooo:paragraph-rsid="03ebd488" style:font-weight-asian="bold" style:font-weight-complex="bold"/>
    </style:style>
    <style:style style:name="P125" style:family="paragraph" style:parent-style-name="Table_20_Contents">
      <style:paragraph-properties fo:text-align="center" style:justify-single-word="false"/>
      <style:text-properties fo:font-weight="bold" officeooo:rsid="03ecd223" officeooo:paragraph-rsid="03ecd223" style:font-weight-asian="bold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officeooo:rsid="0329836c" officeooo:paragraph-rsid="0392724e"/>
    </style:style>
    <style:style style:name="P127" style:family="paragraph" style:parent-style-name="Table_20_Contents">
      <style:paragraph-properties fo:text-align="center" style:justify-single-word="false"/>
      <style:text-properties officeooo:rsid="0329836c" officeooo:paragraph-rsid="0395cfb9"/>
    </style:style>
    <style:style style:name="P128" style:family="paragraph" style:parent-style-name="Table_20_Contents">
      <style:paragraph-properties fo:text-align="center" style:justify-single-word="false"/>
      <style:text-properties officeooo:rsid="0329836c" officeooo:paragraph-rsid="03aa86db"/>
    </style:style>
    <style:style style:name="P129" style:family="paragraph" style:parent-style-name="Table_20_Contents">
      <style:paragraph-properties fo:text-align="center" style:justify-single-word="false"/>
      <style:text-properties officeooo:rsid="0329836c" officeooo:paragraph-rsid="03e0b4d1"/>
    </style:style>
    <style:style style:name="P130" style:family="paragraph" style:parent-style-name="Table_20_Contents">
      <style:paragraph-properties fo:text-align="center" style:justify-single-word="false"/>
      <style:text-properties officeooo:rsid="0329836c" officeooo:paragraph-rsid="03ebd488"/>
    </style:style>
    <style:style style:name="P131" style:family="paragraph" style:parent-style-name="Table_20_Contents">
      <style:paragraph-properties fo:text-align="center" style:justify-single-word="false"/>
      <style:text-properties officeooo:rsid="036e4c6a" officeooo:paragraph-rsid="0392724e"/>
    </style:style>
    <style:style style:name="P132" style:family="paragraph" style:parent-style-name="Table_20_Contents">
      <style:paragraph-properties fo:text-align="center" style:justify-single-word="false"/>
      <style:text-properties officeooo:rsid="039300ad" officeooo:paragraph-rsid="039300ad"/>
    </style:style>
    <style:style style:name="P133" style:family="paragraph" style:parent-style-name="Table_20_Contents">
      <style:paragraph-properties fo:text-align="center" style:justify-single-word="false"/>
      <style:text-properties officeooo:rsid="0396b150" officeooo:paragraph-rsid="0396b150"/>
    </style:style>
    <style:style style:name="P134" style:family="paragraph" style:parent-style-name="Table_20_Contents">
      <style:paragraph-properties fo:text-align="center" style:justify-single-word="false"/>
      <style:text-properties officeooo:rsid="03acc669" officeooo:paragraph-rsid="03acc669"/>
    </style:style>
    <style:style style:name="P135" style:family="paragraph" style:parent-style-name="Table_20_Contents">
      <style:paragraph-properties fo:text-align="center" style:justify-single-word="false"/>
      <style:text-properties officeooo:rsid="03c63c13" officeooo:paragraph-rsid="03c63c13"/>
    </style:style>
    <style:style style:name="P136" style:family="paragraph" style:parent-style-name="Table_20_Contents">
      <style:paragraph-properties fo:text-align="center" style:justify-single-word="false"/>
      <style:text-properties officeooo:rsid="03e0b4d1" officeooo:paragraph-rsid="03e0b4d1"/>
    </style:style>
    <style:style style:name="P137" style:family="paragraph" style:parent-style-name="Table_20_Contents">
      <style:paragraph-properties fo:text-align="center" style:justify-single-word="false"/>
      <style:text-properties officeooo:rsid="03e0b4d1" officeooo:paragraph-rsid="03ebd488"/>
    </style:style>
    <style:style style:name="P138" style:family="paragraph" style:parent-style-name="Text_20_body">
      <style:text-properties officeooo:rsid="03350885" officeooo:paragraph-rsid="0392724e"/>
    </style:style>
    <style:style style:name="P139" style:family="paragraph" style:parent-style-name="Text_20_body">
      <style:text-properties officeooo:rsid="0325b9d0" officeooo:paragraph-rsid="038ecba9"/>
    </style:style>
    <style:style style:name="T1" style:family="text">
      <style:text-properties officeooo:rsid="00027ec1"/>
    </style:style>
    <style:style style:name="T2" style:family="text">
      <style:text-properties style:text-position="sub 58%"/>
    </style:style>
    <style:style style:name="T3" style:family="text">
      <style:text-properties style:text-position="sub 58%" fo:font-weight="normal" style:font-weight-asian="normal" style:font-weight-complex="normal"/>
    </style:style>
    <style:style style:name="T4" style:family="text">
      <style:text-properties style:text-position="sub 58%" fo:font-weight="normal" officeooo:rsid="032cd8a2" style:font-weight-asian="normal" style:font-weight-complex="normal"/>
    </style:style>
    <style:style style:name="T5" style:family="text">
      <style:text-properties style:text-position="sub 58%" fo:font-weight="normal" officeooo:rsid="03323680" style:font-weight-asian="normal" style:font-weight-complex="normal"/>
    </style:style>
    <style:style style:name="T6" style:family="text">
      <style:text-properties style:text-position="sub 58%" fo:font-weight="normal" officeooo:rsid="03392894" style:font-weight-asian="normal" style:font-weight-complex="normal"/>
    </style:style>
    <style:style style:name="T7" style:family="text">
      <style:text-properties style:text-position="sub 58%" fo:font-weight="normal" officeooo:rsid="038ecba9" style:font-weight-asian="normal" style:font-weight-complex="normal"/>
    </style:style>
    <style:style style:name="T8" style:family="text">
      <style:text-properties style:text-position="sub 58%" style:text-underline-style="solid" style:text-underline-width="auto" style:text-underline-color="font-color"/>
    </style:style>
    <style:style style:name="T9" style:family="text">
      <style:text-properties style:text-position="sub 58%" officeooo:rsid="033b1793"/>
    </style:style>
    <style:style style:name="T10" style:family="text">
      <style:text-properties style:text-position="sub 58%" officeooo:rsid="035f39e4"/>
    </style:style>
    <style:style style:name="T11" style:family="text">
      <style:text-properties style:text-position="sub 58%" style:font-name="Liberation Serif" style:font-name-asian="Symbol1" style:font-name-complex="Symbol1"/>
    </style:style>
    <style:style style:name="T12" style:family="text">
      <style:text-properties style:text-position="sub 58%" style:font-name="Liberation Serif" officeooo:rsid="035f47e4" style:font-name-asian="Symbol1" style:font-name-complex="Symbol1" style:font-weight-complex="bold"/>
    </style:style>
    <style:style style:name="T13" style:family="text">
      <style:text-properties style:text-position="sub 58%" style:font-name="Liberation Serif" officeooo:rsid="0360ff48" style:font-name-asian="Symbol1" style:font-name-complex="Symbol1" style:font-weight-complex="bold"/>
    </style:style>
    <style:style style:name="T14" style:family="text">
      <style:text-properties style:text-position="sub 58%" style:font-name="Liberation Serif" officeooo:rsid="039050d2" style:font-name-asian="Symbol1" style:font-name-complex="Symbol1"/>
    </style:style>
    <style:style style:name="T15" style:family="text">
      <style:text-properties style:text-position="sub 58%" style:font-name="Liberation Serif" officeooo:rsid="03b3d291" style:font-name-asian="Symbol1" style:font-name-complex="Symbol1"/>
    </style:style>
    <style:style style:name="T16" style:family="text">
      <style:text-properties style:text-position="sub 58%" style:font-name="Liberation Serif" officeooo:rsid="03e421ca" style:font-name-asian="Symbol1" style:font-name-complex="Symbol1"/>
    </style:style>
    <style:style style:name="T17" style:family="text">
      <style:text-properties style:text-position="sub 58%" style:font-name="Liberation Serif" fo:font-size="12pt" officeooo:rsid="035f47e4" style:font-name-asian="Symbol1" style:font-size-asian="12pt" style:font-name-complex="Symbol1" style:font-size-complex="12pt" style:font-weight-complex="bold"/>
    </style:style>
    <style:style style:name="T18" style:family="text">
      <style:text-properties style:text-position="sub 58%" style:text-underline-style="none"/>
    </style:style>
    <style:style style:name="T19" style:family="text">
      <style:text-properties style:text-position="sub 58%" style:text-underline-style="none" fo:font-weight="normal" style:font-weight-asian="normal" style:font-weight-complex="normal"/>
    </style:style>
    <style:style style:name="T20" style:family="text">
      <style:text-properties style:text-position="sub 58%" officeooo:rsid="037b3095"/>
    </style:style>
    <style:style style:name="T21" style:family="text">
      <style:text-properties style:text-position="sub 58%" officeooo:rsid="039e9fef"/>
    </style:style>
    <style:style style:name="T22" style:family="text">
      <style:text-properties style:text-position="sub 58%" officeooo:rsid="03c45c99"/>
    </style:style>
    <style:style style:name="T23" style:family="text">
      <style:text-properties style:text-position="sub 58%" officeooo:rsid="03c63c13"/>
    </style:style>
    <style:style style:name="T24" style:family="text">
      <style:text-properties style:text-position="sub 58%" officeooo:rsid="03e806ad"/>
    </style:style>
    <style:style style:name="T25" style:family="text">
      <style:text-properties style:text-position="0% 100%"/>
    </style:style>
    <style:style style:name="T26" style:family="text">
      <style:text-properties style:text-position="0% 100%" fo:font-weight="normal" style:font-weight-asian="normal" style:font-weight-complex="normal"/>
    </style:style>
    <style:style style:name="T27" style:family="text">
      <style:text-properties style:text-position="0% 100%" fo:font-weight="normal" officeooo:rsid="0328a870" style:font-weight-asian="normal" style:font-weight-complex="normal"/>
    </style:style>
    <style:style style:name="T28" style:family="text">
      <style:text-properties style:text-position="0% 100%" fo:font-weight="normal" officeooo:rsid="032eb820" style:font-weight-asian="normal" style:font-weight-complex="normal"/>
    </style:style>
    <style:style style:name="T29" style:family="text">
      <style:text-properties style:text-position="0% 100%" fo:font-weight="normal" officeooo:rsid="03323680" style:font-weight-asian="normal" style:font-weight-complex="normal"/>
    </style:style>
    <style:style style:name="T30" style:family="text">
      <style:text-properties style:text-position="0% 100%" fo:font-weight="normal" officeooo:rsid="033636f3" style:font-weight-asian="normal" style:font-weight-complex="normal"/>
    </style:style>
    <style:style style:name="T31" style:family="text">
      <style:text-properties style:text-position="0% 100%" fo:font-weight="normal" officeooo:rsid="038ecba9" style:font-weight-asian="normal" style:font-weight-complex="normal"/>
    </style:style>
    <style:style style:name="T32" style:family="text">
      <style:text-properties style:text-position="0% 100%" fo:font-weight="bold" officeooo:rsid="03323680" style:font-weight-asian="bold" style:font-weight-complex="bold"/>
    </style:style>
    <style:style style:name="T33" style:family="text">
      <style:text-properties style:text-position="0% 100%" style:text-underline-style="solid" style:text-underline-width="auto" style:text-underline-color="font-color"/>
    </style:style>
    <style:style style:name="T34" style:family="text">
      <style:text-properties style:text-position="0% 100%" style:text-underline-style="solid" style:text-underline-width="auto" style:text-underline-color="font-color" officeooo:rsid="0356566b"/>
    </style:style>
    <style:style style:name="T35" style:family="text">
      <style:text-properties style:text-position="0% 100%" style:text-underline-style="solid" style:text-underline-width="auto" style:text-underline-color="font-color" officeooo:rsid="03a3afbc"/>
    </style:style>
    <style:style style:name="T36" style:family="text">
      <style:text-properties style:text-position="0% 100%" style:text-underline-style="solid" style:text-underline-width="auto" style:text-underline-color="font-color" officeooo:rsid="03acc669"/>
    </style:style>
    <style:style style:name="T37" style:family="text">
      <style:text-properties style:text-position="0% 100%" style:text-underline-style="solid" style:text-underline-width="auto" style:text-underline-color="font-color" officeooo:rsid="03b26153"/>
    </style:style>
    <style:style style:name="T38" style:family="text">
      <style:text-properties style:text-position="0% 100%" officeooo:rsid="033b1793"/>
    </style:style>
    <style:style style:name="T39" style:family="text">
      <style:text-properties style:text-position="0% 100%" style:text-underline-style="none"/>
    </style:style>
    <style:style style:name="T40" style:family="text">
      <style:text-properties style:text-position="0% 100%" style:text-underline-style="none" officeooo:rsid="03daad07"/>
    </style:style>
    <style:style style:name="T41" style:family="text">
      <style:text-properties style:text-position="0% 100%" officeooo:rsid="034e1322"/>
    </style:style>
    <style:style style:name="T42" style:family="text">
      <style:text-properties style:text-position="0% 100%" officeooo:rsid="0356566b"/>
    </style:style>
    <style:style style:name="T43" style:family="text">
      <style:text-properties style:text-position="0% 100%" officeooo:rsid="0357efce"/>
    </style:style>
    <style:style style:name="T44" style:family="text">
      <style:text-properties style:text-position="0% 100%" officeooo:rsid="035cefc2"/>
    </style:style>
    <style:style style:name="T45" style:family="text">
      <style:text-properties style:text-position="0% 100%" officeooo:rsid="035d4633"/>
    </style:style>
    <style:style style:name="T46" style:family="text">
      <style:text-properties style:text-position="0% 100%" officeooo:rsid="035f39e4"/>
    </style:style>
    <style:style style:name="T47" style:family="text">
      <style:text-properties style:text-position="0% 100%" style:font-name="Symbol" officeooo:rsid="0360ff48" style:font-name-asian="Symbol1" style:font-name-complex="Symbol1" style:font-weight-complex="bold"/>
    </style:style>
    <style:style style:name="T48" style:family="text">
      <style:text-properties style:text-position="0% 100%" style:font-name="Liberation Serif" style:font-name-asian="Symbol1" style:font-name-complex="Symbol1"/>
    </style:style>
    <style:style style:name="T49" style:family="text">
      <style:text-properties style:text-position="0% 100%" style:font-name="Liberation Serif" style:font-name-asian="Symbol1" style:font-name-complex="Symbol1" style:font-weight-complex="bold"/>
    </style:style>
    <style:style style:name="T50" style:family="text">
      <style:text-properties style:text-position="0% 100%" style:font-name="Liberation Serif" officeooo:rsid="035f47e4" style:font-name-asian="Symbol1" style:font-name-complex="Symbol1" style:font-weight-complex="bold"/>
    </style:style>
    <style:style style:name="T51" style:family="text">
      <style:text-properties style:text-position="0% 100%" style:font-name="Liberation Serif" officeooo:rsid="035f39e4" style:font-name-asian="Symbol1" style:font-name-complex="Symbol1" style:font-weight-complex="bold"/>
    </style:style>
    <style:style style:name="T52" style:family="text">
      <style:text-properties style:text-position="0% 100%" style:font-name="Liberation Serif" officeooo:rsid="035fee51" style:font-name-asian="Symbol1" style:font-name-complex="Symbol1" style:font-weight-complex="bold"/>
    </style:style>
    <style:style style:name="T53" style:family="text">
      <style:text-properties style:text-position="0% 100%" style:font-name="Liberation Serif" officeooo:rsid="0360ff48" style:font-name-asian="Symbol1" style:font-name-complex="Symbol1" style:font-weight-complex="bold"/>
    </style:style>
    <style:style style:name="T54" style:family="text">
      <style:text-properties style:text-position="0% 100%" style:font-name="Liberation Serif" officeooo:rsid="037da252" style:font-name-asian="Symbol1" style:font-name-complex="Symbol1" style:font-weight-complex="bold"/>
    </style:style>
    <style:style style:name="T55" style:family="text">
      <style:text-properties style:text-position="0% 100%" style:font-name="Liberation Serif" officeooo:rsid="037feda8" style:font-name-asian="Symbol1" style:font-name-complex="Symbol1" style:font-weight-complex="bold"/>
    </style:style>
    <style:style style:name="T56" style:family="text">
      <style:text-properties style:text-position="0% 100%" style:font-name="Liberation Serif" officeooo:rsid="03803367" style:font-name-asian="Symbol1" style:font-name-complex="Symbol1" style:font-weight-complex="bold"/>
    </style:style>
    <style:style style:name="T57" style:family="text">
      <style:text-properties style:text-position="0% 100%" style:font-name="Liberation Serif" officeooo:rsid="03c63c13" style:font-name-asian="Symbol1" style:font-name-complex="Symbol1" style:font-weight-complex="bold"/>
    </style:style>
    <style:style style:name="T58" style:family="text">
      <style:text-properties style:text-position="0% 100%" style:font-name="Liberation Serif" officeooo:rsid="03ceb265" style:font-name-asian="Symbol1" style:font-name-complex="Symbol1" style:font-weight-complex="bold"/>
    </style:style>
    <style:style style:name="T59" style:family="text">
      <style:text-properties style:text-position="0% 100%" style:font-name="Liberation Serif" officeooo:rsid="0360ff48" style:font-name-asian="Symbol1" style:font-name-complex="Symbol1"/>
    </style:style>
    <style:style style:name="T60" style:family="text">
      <style:text-properties style:text-position="0% 100%" style:font-name="Liberation Serif" officeooo:rsid="036a9e63" style:font-name-asian="Symbol1" style:font-name-complex="Symbol1"/>
    </style:style>
    <style:style style:name="T61" style:family="text">
      <style:text-properties style:text-position="0% 100%" style:font-name="Liberation Serif" officeooo:rsid="036e4c6a" style:font-name-asian="Symbol1" style:font-name-complex="Symbol1"/>
    </style:style>
    <style:style style:name="T62" style:family="text">
      <style:text-properties style:text-position="0% 100%" style:font-name="Liberation Serif" officeooo:rsid="037808f5" style:font-name-asian="Symbol1" style:font-name-complex="Symbol1"/>
    </style:style>
    <style:style style:name="T63" style:family="text">
      <style:text-properties style:text-position="0% 100%" style:font-name="Liberation Serif" officeooo:rsid="03803367" style:font-name-asian="Symbol1" style:font-name-complex="Symbol1"/>
    </style:style>
    <style:style style:name="T64" style:family="text">
      <style:text-properties style:text-position="0% 100%" style:font-name="Liberation Serif" officeooo:rsid="0328a870" style:font-name-asian="Symbol1" style:font-name-complex="Symbol1"/>
    </style:style>
    <style:style style:name="T65" style:family="text">
      <style:text-properties style:text-position="0% 100%" style:font-name="Liberation Serif" officeooo:rsid="033636f3" style:font-name-asian="Symbol1" style:font-name-complex="Symbol1"/>
    </style:style>
    <style:style style:name="T66" style:family="text">
      <style:text-properties style:text-position="0% 100%" style:font-name="Liberation Serif" officeooo:rsid="038ecba9" style:font-name-asian="Symbol1" style:font-name-complex="Symbol1"/>
    </style:style>
    <style:style style:name="T67" style:family="text">
      <style:text-properties style:text-position="0% 100%" style:font-name="Liberation Serif" officeooo:rsid="0391f6a9" style:font-name-asian="Symbol1" style:font-name-complex="Symbol1"/>
    </style:style>
    <style:style style:name="T68" style:family="text">
      <style:text-properties style:text-position="0% 100%" style:font-name="Liberation Serif" officeooo:rsid="03b3d291" style:font-name-asian="Symbol1" style:font-name-complex="Symbol1"/>
    </style:style>
    <style:style style:name="T69" style:family="text">
      <style:text-properties style:text-position="0% 100%" style:font-name="Liberation Serif" officeooo:rsid="03b57c64" style:font-name-asian="Symbol1" style:font-name-complex="Symbol1"/>
    </style:style>
    <style:style style:name="T70" style:family="text">
      <style:text-properties style:text-position="0% 100%" style:font-name="Liberation Serif" officeooo:rsid="03bee191" style:font-name-asian="Symbol1" style:font-name-complex="Symbol1"/>
    </style:style>
    <style:style style:name="T71" style:family="text">
      <style:text-properties style:text-position="0% 100%" style:font-name="Liberation Serif" officeooo:rsid="03ceb265" style:font-name-asian="Symbol1" style:font-name-complex="Symbol1"/>
    </style:style>
    <style:style style:name="T72" style:family="text">
      <style:text-properties style:text-position="0% 100%" style:font-name="Liberation Serif" officeooo:rsid="03ebd488" style:font-name-asian="Symbol1" style:font-name-complex="Symbol1"/>
    </style:style>
    <style:style style:name="T73" style:family="text">
      <style:text-properties style:text-position="0% 100%" style:font-name="Liberation Serif" fo:font-size="12pt" officeooo:rsid="035f47e4" style:font-name-asian="Symbol1" style:font-size-asian="12pt" style:font-name-complex="Symbol1" style:font-size-complex="12pt" style:font-weight-complex="bold"/>
    </style:style>
    <style:style style:name="T74" style:family="text">
      <style:text-properties style:text-position="0% 100%" style:font-name="Liberation Serif" fo:font-size="12pt" officeooo:rsid="037316d6" style:font-name-asian="Symbol1" style:font-size-asian="12pt" style:font-name-complex="Symbol1" style:font-size-complex="12pt" style:font-weight-complex="bold"/>
    </style:style>
    <style:style style:name="T75" style:family="text">
      <style:text-properties style:text-position="0% 100%" style:font-name="Liberation Serif" fo:font-size="12pt" officeooo:rsid="037b3095" style:font-name-asian="Symbol1" style:font-size-asian="12pt" style:font-name-complex="Symbol1" style:font-size-complex="12pt" style:font-weight-complex="bold"/>
    </style:style>
    <style:style style:name="T76" style:family="text">
      <style:text-properties style:text-position="0% 100%" style:font-name="Liberation Serif" fo:font-size="12pt" officeooo:rsid="037da252" style:font-name-asian="Symbol1" style:font-size-asian="12pt" style:font-name-complex="Symbol1" style:font-size-complex="12pt" style:font-weight-complex="bold"/>
    </style:style>
    <style:style style:name="T77" style:family="text">
      <style:text-properties style:text-position="0% 100%" style:font-name="Times New Roman" officeooo:rsid="035fee51" style:font-name-asian="Symbol1" style:font-name-complex="Times New Roman1" style:font-weight-complex="bold"/>
    </style:style>
    <style:style style:name="T78" style:family="text">
      <style:text-properties style:text-position="0% 100%" style:font-name="Times New Roman" officeooo:rsid="0360ff48" style:font-name-asian="Symbol1" style:font-name-complex="Times New Roman1" style:font-weight-complex="bold"/>
    </style:style>
    <style:style style:name="T79" style:family="text">
      <style:text-properties style:text-position="0% 100%" officeooo:rsid="03682fa7"/>
    </style:style>
    <style:style style:name="T80" style:family="text">
      <style:text-properties style:text-position="0% 100%" officeooo:rsid="037b3095"/>
    </style:style>
    <style:style style:name="T81" style:family="text">
      <style:text-properties style:text-position="0% 100%" officeooo:rsid="039e9fef"/>
    </style:style>
    <style:style style:name="T82" style:family="text">
      <style:text-properties style:text-position="0% 100%" officeooo:rsid="039f35f8"/>
    </style:style>
    <style:style style:name="T83" style:family="text">
      <style:text-properties style:text-position="0% 100%" officeooo:rsid="03a1b9f1"/>
    </style:style>
    <style:style style:name="T84" style:family="text">
      <style:text-properties style:text-position="0% 100%" officeooo:rsid="03a240fa"/>
    </style:style>
    <style:style style:name="T85" style:family="text">
      <style:text-properties style:text-position="0% 100%" officeooo:rsid="03b1c277"/>
    </style:style>
    <style:style style:name="T86" style:family="text">
      <style:text-properties style:text-position="0% 100%" officeooo:rsid="03c45c99"/>
    </style:style>
    <style:style style:name="T87" style:family="text">
      <style:text-properties style:text-position="0% 100%" officeooo:rsid="03c63c13"/>
    </style:style>
    <style:style style:name="T88" style:family="text">
      <style:text-properties style:text-position="0% 100%" officeooo:rsid="03e7378e"/>
    </style:style>
    <style:style style:name="T89" style:family="text">
      <style:text-properties style:text-position="0% 100%" officeooo:rsid="03e806ad"/>
    </style:style>
    <style:style style:name="T90" style:family="text">
      <style:text-properties officeooo:rsid="031f4c7f"/>
    </style:style>
    <style:style style:name="T91" style:family="text">
      <style:text-properties style:text-position="super 58%"/>
    </style:style>
    <style:style style:name="T92" style:family="text">
      <style:text-properties style:text-position="super 58%" fo:font-weight="normal" officeooo:rsid="03323680" style:font-weight-asian="normal" style:font-weight-complex="normal"/>
    </style:style>
    <style:style style:name="T93" style:family="text">
      <style:text-properties style:text-position="super 58%" fo:font-weight="normal" officeooo:rsid="033636f3" style:font-weight-asian="normal" style:font-weight-complex="normal"/>
    </style:style>
    <style:style style:name="T94" style:family="text">
      <style:text-properties style:text-position="super 58%" fo:font-weight="normal" officeooo:rsid="038ecba9" style:font-weight-asian="normal" style:font-weight-complex="normal"/>
    </style:style>
    <style:style style:name="T95" style:family="text">
      <style:text-properties style:text-position="super 58%" officeooo:rsid="035bd1f1"/>
    </style:style>
    <style:style style:name="T96" style:family="text">
      <style:text-properties style:text-position="super 58%" style:font-name="Liberation Serif" officeooo:rsid="035f47e4" style:font-name-asian="Symbol1" style:font-name-complex="Symbol1" style:font-weight-complex="bold"/>
    </style:style>
    <style:style style:name="T97" style:family="text">
      <style:text-properties style:text-position="super 58%" style:font-name="Liberation Serif" officeooo:rsid="03ac5d0b" style:font-name-asian="Symbol1" style:font-name-complex="Symbol1"/>
    </style:style>
    <style:style style:name="T98" style:family="text">
      <style:text-properties style:text-position="super 58%" style:font-name="Liberation Serif" fo:font-size="12pt" officeooo:rsid="035f47e4" style:font-name-asian="Symbol1" style:font-size-asian="12pt" style:font-name-complex="Symbol1" style:font-size-complex="12pt" style:font-weight-complex="bold"/>
    </style:style>
    <style:style style:name="T99" style:family="text">
      <style:text-properties style:text-position="super 58%" officeooo:rsid="03c838fb"/>
    </style:style>
    <style:style style:name="T100" style:family="text">
      <style:text-properties style:text-position="super 58%" officeooo:rsid="03e7378e"/>
    </style:style>
    <style:style style:name="T101" style:family="text">
      <style:text-properties style:text-underline-style="solid" style:text-underline-width="auto" style:text-underline-color="font-color"/>
    </style:style>
    <style:style style:name="T102" style:family="text">
      <style:text-properties style:font-name="Symbol" style:font-name-asian="Symbol1" style:font-name-complex="Symbol1" style:font-weight-complex="bold"/>
    </style:style>
    <style:style style:name="T103" style:family="text">
      <style:text-properties style:font-name="Symbol" fo:font-size="12pt" style:font-name-asian="Symbol1" style:font-size-asian="12pt" style:font-name-complex="Symbol1" style:font-size-complex="12pt" style:font-weight-complex="bold"/>
    </style:style>
    <style:style style:name="T104" style:family="text">
      <style:text-properties style:text-underline-style="none"/>
    </style:style>
    <style:style style:name="T105" style:family="text">
      <style:text-properties officeooo:rsid="039e9fef"/>
    </style:style>
    <style:style style:name="T106" style:family="text">
      <style:text-properties officeooo:rsid="03b26153"/>
    </style:style>
    <style:style style:name="T107" style:family="text">
      <style:text-properties officeooo:rsid="03c04011"/>
    </style:style>
    <style:style style:name="T108" style:family="text">
      <style:text-properties officeooo:rsid="03c11b83"/>
    </style:style>
    <style:style style:name="T109" style:family="text">
      <style:text-properties officeooo:rsid="03c15169"/>
    </style:style>
    <style:style style:name="T110" style:family="text">
      <style:text-properties officeooo:rsid="03c27f7d"/>
    </style:style>
    <style:style style:name="T111" style:family="text">
      <style:text-properties officeooo:rsid="03c63c13"/>
    </style:style>
    <style:style style:name="T112" style:family="text">
      <style:text-properties style:font-name="Liberation Serif" style:font-name-asian="Symbol1" style:font-name-complex="Symbol1"/>
    </style:style>
    <style:style style:name="T113" style:family="text">
      <style:text-properties style:font-name="Liberation Serif" officeooo:rsid="03bee191" style:font-name-asian="Symbol1" style:font-name-complex="Symbol1"/>
    </style:style>
    <style:style style:name="T114" style:family="text">
      <style:text-properties style:font-name="Liberation Serif" officeooo:rsid="03b57c64" style:font-name-asian="Symbol1" style:font-name-complex="Symbol1"/>
    </style:style>
    <style:style style:name="T115" style:family="text">
      <style:text-properties style:font-name="Liberation Serif" officeooo:rsid="03b3d291" style:font-name-asian="Symbol1" style:font-name-complex="Symbol1"/>
    </style:style>
    <style:style style:name="T116" style:family="text">
      <style:text-properties style:font-name="Liberation Serif" officeooo:rsid="03deab6d" style:font-name-asian="Symbol1" style:font-name-complex="Symbol1"/>
    </style:style>
    <style:style style:name="T117" style:family="text">
      <style:text-properties style:font-name="Liberation Serif" officeooo:rsid="03e05f23" style:font-name-asian="Symbol1" style:font-name-complex="Symbol1"/>
    </style:style>
    <style:style style:name="T118" style:family="text">
      <style:text-properties style:font-name="Liberation Serif" officeooo:rsid="03e22b08" style:font-name-asian="Symbol1" style:font-name-complex="Symbol1"/>
    </style:style>
    <style:style style:name="T119" style:family="text">
      <style:text-properties style:font-name="Liberation Serif" officeooo:rsid="03e34bc0" style:font-name-asian="Symbol1" style:font-name-complex="Symbol1"/>
    </style:style>
    <style:style style:name="T120" style:family="text">
      <style:text-properties style:font-name="Liberation Serif" officeooo:rsid="03e421ca" style:font-name-asian="Symbol1" style:font-name-complex="Symbol1"/>
    </style:style>
    <style:style style:name="T121" style:family="text">
      <style:text-properties style:font-name="Liberation Serif" officeooo:rsid="03c27f7d" style:font-name-asian="Symbol1" style:font-name-complex="Symbol1"/>
    </style:style>
    <style:style style:name="T122" style:family="text">
      <style:text-properties style:font-name="Liberation Serif" officeooo:rsid="03c63c13" style:font-name-asian="Symbol1" style:font-name-complex="Symbol1"/>
    </style:style>
    <style:style style:name="T123" style:family="text">
      <style:text-properties style:font-name="Liberation Serif" officeooo:rsid="03e5d77d" style:font-name-asian="Symbol1" style:font-name-complex="Symbol1"/>
    </style:style>
    <style:style style:name="T124" style:family="text">
      <style:text-properties style:font-name="Liberation Serif" officeooo:rsid="03e63c37" style:font-name-asian="Symbol1" style:font-name-complex="Symbol1"/>
    </style:style>
    <style:style style:name="T125" style:family="text">
      <style:text-properties style:font-name="Liberation Serif" officeooo:rsid="03e6aff3" style:font-name-asian="Symbol1" style:font-name-complex="Symbo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Санкт-Петербургский <text:span text:style-name="T1">н</text:span>ациональный <text:span text:style-name="T1">и</text:span>сследовательский <text:span text:style-name="T1">у</text:span>ниверситет ИТМО</text:p>
      <text:p text:style-name="P4">Факультет программной инженерии и компьютерной техники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Домашняя работа №<text:span text:style-name="T90">6</text:span></text:p>
      <text:p text:style-name="P1">по дисциплине “Дискретная математика”</text:p>
      <text:p text:style-name="P3">вариант <text:span text:style-name="T90">3</text:span></text:p>
      <text:p text:style-name="P5"/>
      <text:p text:style-name="P5"/>
      <text:p text:style-name="P5"/>
      <text:p text:style-name="P5"/>
      <text:p text:style-name="P5"/>
      <text:p text:style-name="P5"/>
      <text:p text:style-name="P5">Выполнил:</text:p>
      <text:p text:style-name="P5">Тимошкин Роман Вячеславович</text:p>
      <text:p text:style-name="P5">группа P3131</text:p>
      <text:p text:style-name="P5">Преподаватель:</text:p>
      <text:p text:style-name="P5">Поляков Владимир Иванович</text:p>
      <text:p text:style-name="P3"/>
      <text:p text:style-name="P3"/>
      <text:p text:style-name="P3"/>
      <text:p text:style-name="P3">Санкт-Петербург</text:p>
      <text:p text:style-name="P3">2023</text:p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A</text:p>
          </table:table-cell>
          <table:table-cell table:style-name="Table1.B1" office:value-type="string">
            <text:p text:style-name="P6">B</text:p>
          </table:table-cell>
        </table:table-row>
        <table:table-row table:style-name="Table1.2">
          <table:table-cell table:style-name="Table1.A2" office:value-type="string">
            <text:p text:style-name="P7">5,891</text:p>
          </table:table-cell>
          <table:table-cell table:style-name="Table1.B2" office:value-type="string">
            <text:p text:style-name="P7">2,964</text:p>
          </table:table-cell>
        </table:table-row>
      </table:table>
      <text:p text:style-name="P47"/>
      <text:p text:style-name="P48">1. Формат Ф1 (число разрядов мантиссы – 12)</text:p>
      <text:p text:style-name="P45"><text:span text:style-name="T26">A = 5.891</text:span><text:span text:style-name="T3">10</text:span><text:span text:style-name="T26"> = 5.E4</text:span><text:span text:style-name="T4">16</text:span><text:span text:style-name="T28"> </text:span><text:span text:style-name="T29">= 0.5E4</text:span><text:span text:style-name="T5">16</text:span><text:span text:style-name="T32"> </text:span><text:span text:style-name="T29">* 16</text:span><text:span text:style-name="T92">1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 table:number-columns-repeated="4"/>
        <table:table-column table:style-name="Table2.H"/>
        <table:table-column table:style-name="Table2.C"/>
        <table:table-column table:style-name="Table2.H"/>
        <table:table-column table:style-name="Table2.K"/>
        <table:table-column table:style-name="Table2.D"/>
        <table:table-column table:style-name="Table2.H"/>
        <table:table-column table:style-name="Table2.N"/>
        <table:table-column table:style-name="Table2.C"/>
        <table:table-column table:style-name="Table2.K" table:number-columns-repeated="2"/>
        <table:table-column table:style-name="Table2.D"/>
        <table:table-column table:style-name="Table2.H"/>
        <table:table-column table:style-name="Table2.T"/>
        <table:table-row>
          <table:table-cell table:style-name="Table2.A1" office:value-type="string">
            <text:p text:style-name="P32">0</text:p>
          </table:table-cell>
          <table:table-cell table:style-name="Table2.B1" office:value-type="string">
            <text:p text:style-name="P27">1</text:p>
          </table:table-cell>
          <table:table-cell table:style-name="Table2.B1" office:value-type="string">
            <text:p text:style-name="P27">0</text:p>
          </table:table-cell>
          <table:table-cell table:style-name="Table2.B1" office:value-type="string">
            <text:p text:style-name="P27">0</text:p>
          </table:table-cell>
          <table:table-cell table:style-name="Table2.B1" office:value-type="string">
            <text:p text:style-name="P27">0</text:p>
          </table:table-cell>
          <table:table-cell table:style-name="Table2.B1" office:value-type="string">
            <text:p text:style-name="P27">0</text:p>
          </table:table-cell>
          <table:table-cell table:style-name="Table2.B1" office:value-type="string">
            <text:p text:style-name="P27">0</text:p>
          </table:table-cell>
          <table:table-cell table:style-name="Table2.B1" office:value-type="string">
            <text:p text:style-name="P42">1</text:p>
          </table:table-cell>
          <table:table-cell table:style-name="Table2.B1" office:value-type="string">
            <text:p text:style-name="P35">0</text:p>
          </table:table-cell>
          <table:table-cell table:style-name="Table2.B1" office:value-type="string">
            <text:p text:style-name="P37">1</text:p>
          </table:table-cell>
          <table:table-cell table:style-name="Table2.B1" office:value-type="string">
            <text:p text:style-name="P37">0</text:p>
          </table:table-cell>
          <table:table-cell table:style-name="Table2.B1" office:value-type="string">
            <text:p text:style-name="P32">1</text:p>
          </table:table-cell>
          <table:table-cell table:style-name="Table2.B1" office:value-type="string">
            <text:p text:style-name="P35">1</text:p>
          </table:table-cell>
          <table:table-cell table:style-name="Table2.B1" office:value-type="string">
            <text:p text:style-name="P35">1</text:p>
          </table:table-cell>
          <table:table-cell table:style-name="Table2.B1" office:value-type="string">
            <text:p text:style-name="P35">1</text:p>
          </table:table-cell>
          <table:table-cell table:style-name="Table2.B1" office:value-type="string">
            <text:p text:style-name="P35">0</text:p>
          </table:table-cell>
          <table:table-cell table:style-name="Table2.B1" office:value-type="string">
            <text:p text:style-name="P35">0</text:p>
          </table:table-cell>
          <table:table-cell table:style-name="Table2.B1" office:value-type="string">
            <text:p text:style-name="P35">1</text:p>
          </table:table-cell>
          <table:table-cell table:style-name="Table2.B1" office:value-type="string">
            <text:p text:style-name="P35">0</text:p>
          </table:table-cell>
          <table:table-cell table:style-name="Table2.A1" office:value-type="string">
            <text:p text:style-name="P35">1</text:p>
          </table:table-cell>
        </table:table-row>
      </table:table>
      <text:p text:style-name="P49"/>
      <text:p text:style-name="P46"><text:span text:style-name="T27">B </text:span><text:span text:style-name="T26">= 2.964</text:span><text:span text:style-name="T3">10</text:span><text:span text:style-name="T26"> = 2.F6</text:span><text:span text:style-name="T3">16</text:span><text:span text:style-name="T26"> = </text:span><text:span text:style-name="T30">0.2F6</text:span><text:span text:style-name="T6">16</text:span><text:span text:style-name="T30"> * 16</text:span><text:span text:style-name="T93">1</text:span></text:p>
      <table:table table:name="Table3" table:style-name="Table3">
        <table:table-column table:style-name="Table3.A" table:number-columns-repeated="2"/>
        <table:table-column table:style-name="Table3.C"/>
        <table:table-column table:style-name="Table3.D" table:number-columns-repeated="4"/>
        <table:table-column table:style-name="Table3.H"/>
        <table:table-column table:style-name="Table3.C"/>
        <table:table-column table:style-name="Table3.H"/>
        <table:table-column table:style-name="Table3.K"/>
        <table:table-column table:style-name="Table3.D"/>
        <table:table-column table:style-name="Table3.H"/>
        <table:table-column table:style-name="Table3.N"/>
        <table:table-column table:style-name="Table3.C"/>
        <table:table-column table:style-name="Table3.K" table:number-columns-repeated="2"/>
        <table:table-column table:style-name="Table3.D"/>
        <table:table-column table:style-name="Table3.H"/>
        <table:table-column table:style-name="Table3.T"/>
        <table:table-row>
          <table:table-cell table:style-name="Table3.A1" office:value-type="string">
            <text:p text:style-name="P33">0</text:p>
          </table:table-cell>
          <table:table-cell table:style-name="Table3.B1" office:value-type="string">
            <text:p text:style-name="P28">1</text:p>
          </table:table-cell>
          <table:table-cell table:style-name="Table3.B1" office:value-type="string">
            <text:p text:style-name="P28">0</text:p>
          </table:table-cell>
          <table:table-cell table:style-name="Table3.B1" office:value-type="string">
            <text:p text:style-name="P28">0</text:p>
          </table:table-cell>
          <table:table-cell table:style-name="Table3.B1" office:value-type="string">
            <text:p text:style-name="P28">0</text:p>
          </table:table-cell>
          <table:table-cell table:style-name="Table3.B1" office:value-type="string">
            <text:p text:style-name="P28">0</text:p>
          </table:table-cell>
          <table:table-cell table:style-name="Table3.B1" office:value-type="string">
            <text:p text:style-name="P28">0</text:p>
          </table:table-cell>
          <table:table-cell table:style-name="Table3.B1" office:value-type="string">
            <text:p text:style-name="P43">1</text:p>
          </table:table-cell>
          <table:table-cell table:style-name="Table3.B1" office:value-type="string">
            <text:p text:style-name="P35">0</text:p>
          </table:table-cell>
          <table:table-cell table:style-name="Table3.B1" office:value-type="string">
            <text:p text:style-name="P35">0</text:p>
          </table:table-cell>
          <table:table-cell table:style-name="Table3.B1" office:value-type="string">
            <text:p text:style-name="P35">1</text:p>
          </table:table-cell>
          <table:table-cell table:style-name="Table3.B1" office:value-type="string">
            <text:p text:style-name="P35">0</text:p>
          </table:table-cell>
          <table:table-cell table:style-name="Table3.B1" office:value-type="string">
            <text:p text:style-name="P35">1</text:p>
          </table:table-cell>
          <table:table-cell table:style-name="Table3.B1" office:value-type="string">
            <text:p text:style-name="P35">1</text:p>
          </table:table-cell>
          <table:table-cell table:style-name="Table3.B1" office:value-type="string">
            <text:p text:style-name="P35">1</text:p>
          </table:table-cell>
          <table:table-cell table:style-name="Table3.B1" office:value-type="string">
            <text:p text:style-name="P35">1</text:p>
          </table:table-cell>
          <table:table-cell table:style-name="Table3.B1" office:value-type="string">
            <text:p text:style-name="P35">0</text:p>
          </table:table-cell>
          <table:table-cell table:style-name="Table3.B1" office:value-type="string">
            <text:p text:style-name="P35">1</text:p>
          </table:table-cell>
          <table:table-cell table:style-name="Table3.B1" office:value-type="string">
            <text:p text:style-name="P35">1</text:p>
          </table:table-cell>
          <table:table-cell table:style-name="Table3.A1" office:value-type="string">
            <text:p text:style-name="P35">1</text:p>
          </table:table-cell>
        </table:table-row>
      </table:table>
      <text:p text:style-name="P8"/>
      <text:p text:style-name="P9"><text:tab/><text:tab/>X<text:span text:style-name="T2">A</text:span><text:span text:style-name="T25"> = 1 0 0 0 0 0 1</text:span></text:p>
      <text:p text:style-name="P9"><text:tab/><text:tab/><text:span text:style-name="T101">X</text:span><text:span text:style-name="T8">B</text:span><text:span text:style-name="T33"> = 1 0 0 0 0 0 1</text:span></text:p>
      <text:p text:style-name="P10"><text:span text:style-name="T38">(X</text:span><text:span text:style-name="T9">A</text:span><text:span text:style-name="T38"> – X</text:span><text:span text:style-name="T9">B</text:span><text:span text:style-name="T38">)</text:span><text:span text:style-name="T9">доп.</text:span><text:span text:style-name="T38"> = <text:s text:c="8"/>0 0 0 0 0 0 0</text:span></text:p>
      <text:p text:style-name="P11"><text:span text:style-name="T38">(</text:span><text:span text:style-name="T25">X</text:span><text:span text:style-name="T2">A</text:span><text:span text:style-name="T25"> – X</text:span><text:span text:style-name="T2">B</text:span><text:span text:style-name="T25">) = 0; X</text:span><text:span text:style-name="T2">C</text:span><text:span text:style-name="T25"> = X</text:span><text:span text:style-name="T2">B</text:span><text:span text:style-name="T25"> = </text:span><text:span text:style-name="T41">1</text:span><text:span text:style-name="T25">.</text:span></text:p>
      <text:p text:style-name="P11"/>
      <text:p text:style-name="P12">a) Оба операнда положительные (A &gt; 0, B &gt; 0):</text:p>
      <text:p text:style-name="P13"/>
      <text:p text:style-name="P13">M<text:span text:style-name="T2">A</text:span><text:span text:style-name="T25"> = <text:s text:c="2"/>. </text:span><text:span text:style-name="T42">0 </text:span><text:span text:style-name="T44">1</text:span><text:span text:style-name="T42"> </text:span><text:span text:style-name="T44">0</text:span><text:span text:style-name="T42"> 1 1 1 1 0 0 1 0 1</text:span></text:p>
      <text:p text:style-name="P13">M<text:span text:style-name="T2">B</text:span><text:span text:style-name="T25"> =</text:span><text:span text:style-name="T79">+</text:span><text:span text:style-name="T33"> . </text:span><text:span text:style-name="T34">0 0 1 0 1 1 1 1 0 1 1 1</text:span></text:p>
      <text:p text:style-name="P16"><text:span text:style-name="T25">M</text:span><text:span text:style-name="T2">C</text:span><text:span text:style-name="T25"> = <text:s text:c="2"/>. </text:span><text:span text:style-name="T44">1</text:span><text:span text:style-name="T43"> </text:span><text:span text:style-name="T44">0</text:span><text:span text:style-name="T25"> </text:span><text:span text:style-name="T44">0</text:span><text:span text:style-name="T25"> </text:span><text:span text:style-name="T43">0</text:span><text:span text:style-name="T25"> </text:span><text:span text:style-name="T43">1</text:span><text:span text:style-name="T25"> </text:span><text:span text:style-name="T43">1</text:span><text:span text:style-name="T25"> </text:span><text:span text:style-name="T43">0</text:span><text:span text:style-name="T25"> </text:span><text:span text:style-name="T42">1</text:span><text:span text:style-name="T25"> </text:span><text:span text:style-name="T42">1 1 0 0</text:span></text:p>
      <text:p text:style-name="P50"/>
      <text:p text:style-name="P51"/>
      <table:table table:name="Table4" table:style-name="Table4">
        <table:table-column table:style-name="Table4.A" table:number-columns-repeated="2"/>
        <table:table-column table:style-name="Table4.C" table:number-columns-repeated="4"/>
        <table:table-column table:style-name="Table4.A"/>
        <table:table-column table:style-name="Table4.C" table:number-columns-repeated="7"/>
        <table:table-column table:style-name="Table4.A"/>
        <table:table-column table:style-name="Table4.P"/>
        <table:table-column table:style-name="Table4.C"/>
        <table:table-column table:style-name="Table4.A"/>
        <table:table-column table:style-name="Table4.C"/>
        <table:table-column table:style-name="Table4.T"/>
        <table:table-row>
          <table:table-cell table:style-name="Table4.A1" office:value-type="string">
            <text:p text:style-name="P34">0</text:p>
          </table:table-cell>
          <table:table-cell table:style-name="Table4.B1" office:value-type="string">
            <text:p text:style-name="P29">1</text:p>
          </table:table-cell>
          <table:table-cell table:style-name="Table4.B1" office:value-type="string">
            <text:p text:style-name="P29">0</text:p>
          </table:table-cell>
          <table:table-cell table:style-name="Table4.B1" office:value-type="string">
            <text:p text:style-name="P29">0</text:p>
          </table:table-cell>
          <table:table-cell table:style-name="Table4.B1" office:value-type="string">
            <text:p text:style-name="P29">0</text:p>
          </table:table-cell>
          <table:table-cell table:style-name="Table4.B1" office:value-type="string">
            <text:p text:style-name="P29">0</text:p>
          </table:table-cell>
          <table:table-cell table:style-name="Table4.B1" office:value-type="string">
            <text:p text:style-name="P44">1</text:p>
          </table:table-cell>
          <table:table-cell table:style-name="Table4.B1" office:value-type="string">
            <text:p text:style-name="P44">0</text:p>
          </table:table-cell>
          <table:table-cell table:style-name="Table4.B1" office:value-type="string">
            <text:p text:style-name="P37">1</text:p>
          </table:table-cell>
          <table:table-cell table:style-name="Table4.B1" office:value-type="string">
            <text:p text:style-name="P37">0</text:p>
          </table:table-cell>
          <table:table-cell table:style-name="Table4.B1" office:value-type="string">
            <text:p text:style-name="P37">0</text:p>
          </table:table-cell>
          <table:table-cell table:style-name="Table4.B1" office:value-type="string">
            <text:p text:style-name="P36">0</text:p>
          </table:table-cell>
          <table:table-cell table:style-name="Table4.B1" office:value-type="string">
            <text:p text:style-name="P36">1</text:p>
          </table:table-cell>
          <table:table-cell table:style-name="Table4.B1" office:value-type="string">
            <text:p text:style-name="P36">1</text:p>
          </table:table-cell>
          <table:table-cell table:style-name="Table4.B1" office:value-type="string">
            <text:p text:style-name="P36">0</text:p>
          </table:table-cell>
          <table:table-cell table:style-name="Table4.B1" office:value-type="string">
            <text:p text:style-name="P36">1</text:p>
          </table:table-cell>
          <table:table-cell table:style-name="Table4.B1" office:value-type="string">
            <text:p text:style-name="P36">1</text:p>
          </table:table-cell>
          <table:table-cell table:style-name="Table4.B1" office:value-type="string">
            <text:p text:style-name="P36">1</text:p>
          </table:table-cell>
          <table:table-cell table:style-name="Table4.B1" office:value-type="string">
            <text:p text:style-name="P36">0</text:p>
          </table:table-cell>
          <table:table-cell table:style-name="Table4.A1" office:value-type="string">
            <text:p text:style-name="P36">0</text:p>
          </table:table-cell>
        </table:table-row>
      </table:table>
      <text:p text:style-name="P19"/>
      <text:p text:style-name="P20">C<text:span text:style-name="T91">*</text:span><text:span text:style-name="T25"> = M</text:span><text:span text:style-name="T2">C</text:span><text:span text:style-name="T25"> * 16</text:span><text:span text:style-name="T91">Pc</text:span><text:span text:style-name="T25"> = 0.</text:span><text:span text:style-name="T45">8DC</text:span><text:span text:style-name="T2">16</text:span><text:span text:style-name="T25"> * 16</text:span><text:span text:style-name="T95">1</text:span><text:span text:style-name="T25"> = </text:span><text:span text:style-name="T46">8.DC</text:span><text:span text:style-name="T10">16</text:span><text:span text:style-name="T46"> = 8.859375</text:span></text:p>
      <text:p text:style-name="P21"><text:span text:style-name="T102"></text:span><text:span text:style-name="T50">C = C</text:span><text:span text:style-name="T12">T</text:span><text:span text:style-name="T50"> – C</text:span><text:span text:style-name="T96">*</text:span><text:span text:style-name="T50"> = 8.855 – </text:span><text:span text:style-name="T51">8.859375 </text:span><text:span text:style-name="T52">= -0.004375</text:span></text:p>
      <text:p text:style-name="P22"><text:span text:style-name="T77">δ</text:span><text:span text:style-name="T78">C = | </text:span><text:span text:style-name="T47"></text:span><text:span text:style-name="T50">C / </text:span><text:span text:style-name="T53">C</text:span><text:span text:style-name="T13">T</text:span><text:span text:style-name="T53"> | * 100% = </text:span><text:span text:style-name="T52">0.004375 / <text:s/></text:span><text:span text:style-name="T50">8.855 </text:span><text:span text:style-name="T53">* 100% = 0.494%</text:span></text:p>
      <text:p text:style-name="P62"/>
      <text:p text:style-name="P25"><text:span text:style-name="T59">б</text:span><text:span text:style-name="T48">) A &lt; 0, B &gt; 0</text:span></text:p>
      <text:p text:style-name="P64"/>
      <text:p text:style-name="P14">M<text:span text:style-name="T2">A</text:span><text:span text:style-name="T25"> = <text:s text:c="2"/>. </text:span><text:span text:style-name="T42">0 </text:span><text:span text:style-name="T44">1</text:span><text:span text:style-name="T42"> </text:span><text:span text:style-name="T44">0</text:span><text:span text:style-name="T42"> 1 1 1 1 0 0 1 0 1</text:span></text:p>
      <text:p text:style-name="P53"><text:span text:style-name="T104">M</text:span><text:span text:style-name="T18">B</text:span><text:span text:style-name="T39"> = - </text:span><text:span text:style-name="T33">. </text:span><text:span text:style-name="T34">0 0 1 0 1 1 1 1 0 1 1 1</text:span></text:p>
      <text:p text:style-name="P17"><text:span text:style-name="T48">M</text:span><text:span text:style-name="T11">C</text:span><text:span text:style-name="T48"> = <text:s text:c="2"/>. </text:span><text:span text:style-name="T61">0</text:span><text:span text:style-name="T60"> </text:span><text:span text:style-name="T62">0</text:span><text:span text:style-name="T60"> </text:span><text:span text:style-name="T62">1</text:span><text:span text:style-name="T60"> </text:span><text:span text:style-name="T62">0</text:span><text:span text:style-name="T60"> </text:span><text:span text:style-name="T62">1</text:span><text:span text:style-name="T60"> </text:span><text:span text:style-name="T62">1</text:span><text:span text:style-name="T60"> </text:span><text:span text:style-name="T62">1</text:span><text:span text:style-name="T60"> </text:span><text:span text:style-name="T62">0</text:span><text:span text:style-name="T60"> </text:span><text:span text:style-name="T62">1</text:span><text:span text:style-name="T60"> </text:span><text:span text:style-name="T62">1</text:span><text:span text:style-name="T60"> 1 0</text:span></text:p>
      <text:p text:style-name="P67"/>
      <text:p text:style-name="P67">Результат сложения нормализован.</text:p>
      <text:p text:style-name="P67"/>
      <table:table table:name="Table5" table:style-name="Table5">
        <table:table-column table:style-name="Table5.A" table:number-columns-repeated="2"/>
        <table:table-column table:style-name="Table5.C" table:number-columns-repeated="4"/>
        <table:table-column table:style-name="Table5.A"/>
        <table:table-column table:style-name="Table5.C" table:number-columns-repeated="7"/>
        <table:table-column table:style-name="Table5.A"/>
        <table:table-column table:style-name="Table5.P"/>
        <table:table-column table:style-name="Table5.C"/>
        <table:table-column table:style-name="Table5.A"/>
        <table:table-column table:style-name="Table5.C"/>
        <table:table-column table:style-name="Table5.T"/>
        <table:table-row>
          <table:table-cell table:style-name="Table5.A1" office:value-type="string">
            <text:p text:style-name="P38">1</text:p>
          </table:table-cell>
          <table:table-cell table:style-name="Table5.B1" office:value-type="string">
            <text:p text:style-name="P30">1</text:p>
          </table:table-cell>
          <table:table-cell table:style-name="Table5.B1" office:value-type="string">
            <text:p text:style-name="P30">0</text:p>
          </table:table-cell>
          <table:table-cell table:style-name="Table5.B1" office:value-type="string">
            <text:p text:style-name="P30">0</text:p>
          </table:table-cell>
          <table:table-cell table:style-name="Table5.B1" office:value-type="string">
            <text:p text:style-name="P30">0</text:p>
          </table:table-cell>
          <table:table-cell table:style-name="Table5.B1" office:value-type="string">
            <text:p text:style-name="P30">0</text:p>
          </table:table-cell>
          <table:table-cell table:style-name="Table5.B1" office:value-type="string">
            <text:p text:style-name="P57">0</text:p>
          </table:table-cell>
          <table:table-cell table:style-name="Table5.B1" office:value-type="string">
            <text:p text:style-name="P57">1</text:p>
          </table:table-cell>
          <table:table-cell table:style-name="Table5.B1" office:value-type="string">
            <text:p text:style-name="P39">0</text:p>
          </table:table-cell>
          <table:table-cell table:style-name="Table5.B1" office:value-type="string">
            <text:p text:style-name="P39">0</text:p>
          </table:table-cell>
          <table:table-cell table:style-name="Table5.B1" office:value-type="string">
            <text:p text:style-name="P39">1</text:p>
          </table:table-cell>
          <table:table-cell table:style-name="Table5.B1" office:value-type="string">
            <text:p text:style-name="P39">0</text:p>
          </table:table-cell>
          <table:table-cell table:style-name="Table5.B1" office:value-type="string">
            <text:p text:style-name="P39">1</text:p>
          </table:table-cell>
          <table:table-cell table:style-name="Table5.B1" office:value-type="string">
            <text:p text:style-name="P39">1</text:p>
          </table:table-cell>
          <table:table-cell table:style-name="Table5.B1" office:value-type="string">
            <text:p text:style-name="P39">1</text:p>
          </table:table-cell>
          <table:table-cell table:style-name="Table5.B1" office:value-type="string">
            <text:p text:style-name="P39">0</text:p>
          </table:table-cell>
          <table:table-cell table:style-name="Table5.B1" office:value-type="string">
            <text:p text:style-name="P39">1</text:p>
          </table:table-cell>
          <table:table-cell table:style-name="Table5.B1" office:value-type="string">
            <text:p text:style-name="P39">1</text:p>
          </table:table-cell>
          <table:table-cell table:style-name="Table5.B1" office:value-type="string">
            <text:p text:style-name="P39">1</text:p>
          </table:table-cell>
          <table:table-cell table:style-name="Table5.A1" office:value-type="string">
            <text:p text:style-name="P39">0</text:p>
          </table:table-cell>
        </table:table-row>
      </table:table>
      <text:p text:style-name="P52"/>
      <text:p text:style-name="P55">C<text:span text:style-name="T91">*</text:span><text:span text:style-name="T25"> = M</text:span><text:span text:style-name="T2">C</text:span><text:span text:style-name="T25"> * 16</text:span><text:span text:style-name="T91">Pc</text:span><text:span text:style-name="T25"> = -0.</text:span><text:span text:style-name="T80">2EE</text:span><text:span text:style-name="T2">16</text:span><text:span text:style-name="T25"> * 16</text:span><text:span text:style-name="T91">1</text:span><text:span text:style-name="T25"> = -</text:span><text:span text:style-name="T80">2.EE</text:span><text:span text:style-name="T20">16</text:span><text:span text:style-name="T80"> = -2.9296875</text:span></text:p>
      <text:p text:style-name="P59"><text:span text:style-name="T103"></text:span><text:span text:style-name="T73">C = C</text:span><text:span text:style-name="T17">T</text:span><text:span text:style-name="T73"> – C</text:span><text:span text:style-name="T98">*</text:span><text:span text:style-name="T73"> = -2.927 </text:span><text:span text:style-name="T74">+ </text:span><text:span text:style-name="T75">2.9296875 </text:span><text:span text:style-name="T76">= 0.0026875</text:span></text:p>
      <text:p text:style-name="P23"><text:span text:style-name="T77">δ</text:span><text:span text:style-name="T78">C = | </text:span><text:span text:style-name="T47"></text:span><text:span text:style-name="T50">C / </text:span><text:span text:style-name="T53">C</text:span><text:span text:style-name="T13">T</text:span><text:span text:style-name="T53"> | * 100% = </text:span><text:span text:style-name="T54">0.0026875</text:span><text:span text:style-name="T52"> / <text:s/></text:span><text:span text:style-name="T55">2.927</text:span><text:span text:style-name="T50"> </text:span><text:span text:style-name="T53">* 100% = 0.</text:span><text:span text:style-name="T55">09</text:span><text:span text:style-name="T56">2%</text:span></text:p>
      <text:p text:style-name="P63"/>
      <text:p text:style-name="P63"/>
      <text:p text:style-name="P63"/>
      <text:p text:style-name="P63"/>
      <text:p text:style-name="P63"/>
      <text:p text:style-name="P26"><text:soft-page-break/><text:span text:style-name="T63">в</text:span><text:span text:style-name="T48">) A &gt; 0, B &lt; 0</text:span></text:p>
      <text:p text:style-name="P65"/>
      <text:p text:style-name="P15">M<text:span text:style-name="T2">A</text:span><text:span text:style-name="T25"> = <text:s text:c="2"/>. </text:span><text:span text:style-name="T42">0 </text:span><text:span text:style-name="T44">1</text:span><text:span text:style-name="T42"> </text:span><text:span text:style-name="T44">0</text:span><text:span text:style-name="T42"> 1 1 1 1 0 0 1 0 1</text:span></text:p>
      <text:p text:style-name="P54"><text:span text:style-name="T104">M</text:span><text:span text:style-name="T18">B</text:span><text:span text:style-name="T39"> = - </text:span><text:span text:style-name="T33">. </text:span><text:span text:style-name="T34">0 0 1 0 1 1 1 1 0 1 1 1</text:span></text:p>
      <text:p text:style-name="P18"><text:span text:style-name="T48">M</text:span><text:span text:style-name="T11">C</text:span><text:span text:style-name="T48"> = <text:s text:c="2"/>. </text:span><text:span text:style-name="T61">0</text:span><text:span text:style-name="T60"> </text:span><text:span text:style-name="T62">0</text:span><text:span text:style-name="T60"> </text:span><text:span text:style-name="T62">1</text:span><text:span text:style-name="T60"> </text:span><text:span text:style-name="T62">0</text:span><text:span text:style-name="T60"> </text:span><text:span text:style-name="T62">1</text:span><text:span text:style-name="T60"> </text:span><text:span text:style-name="T62">1</text:span><text:span text:style-name="T60"> </text:span><text:span text:style-name="T62">1</text:span><text:span text:style-name="T60"> </text:span><text:span text:style-name="T62">0</text:span><text:span text:style-name="T60"> </text:span><text:span text:style-name="T62">1</text:span><text:span text:style-name="T60"> </text:span><text:span text:style-name="T62">1</text:span><text:span text:style-name="T60"> 1 0</text:span></text:p>
      <text:p text:style-name="P68"/>
      <text:p text:style-name="P69">Результат сложения нормализован.</text:p>
      <text:p text:style-name="P70"/>
      <table:table table:name="Table6" table:style-name="Table6">
        <table:table-column table:style-name="Table6.A" table:number-columns-repeated="2"/>
        <table:table-column table:style-name="Table6.C" table:number-columns-repeated="4"/>
        <table:table-column table:style-name="Table6.A"/>
        <table:table-column table:style-name="Table6.C" table:number-columns-repeated="7"/>
        <table:table-column table:style-name="Table6.A"/>
        <table:table-column table:style-name="Table6.P"/>
        <table:table-column table:style-name="Table6.C"/>
        <table:table-column table:style-name="Table6.A"/>
        <table:table-column table:style-name="Table6.C"/>
        <table:table-column table:style-name="Table6.T"/>
        <table:table-row>
          <table:table-cell table:style-name="Table6.A1" office:value-type="string">
            <text:p text:style-name="P41">0</text:p>
          </table:table-cell>
          <table:table-cell table:style-name="Table6.B1" office:value-type="string">
            <text:p text:style-name="P31">1</text:p>
          </table:table-cell>
          <table:table-cell table:style-name="Table6.B1" office:value-type="string">
            <text:p text:style-name="P31">0</text:p>
          </table:table-cell>
          <table:table-cell table:style-name="Table6.B1" office:value-type="string">
            <text:p text:style-name="P31">0</text:p>
          </table:table-cell>
          <table:table-cell table:style-name="Table6.B1" office:value-type="string">
            <text:p text:style-name="P31">0</text:p>
          </table:table-cell>
          <table:table-cell table:style-name="Table6.B1" office:value-type="string">
            <text:p text:style-name="P31">0</text:p>
          </table:table-cell>
          <table:table-cell table:style-name="Table6.B1" office:value-type="string">
            <text:p text:style-name="P58">0</text:p>
          </table:table-cell>
          <table:table-cell table:style-name="Table6.B1" office:value-type="string">
            <text:p text:style-name="P58">1</text:p>
          </table:table-cell>
          <table:table-cell table:style-name="Table6.B1" office:value-type="string">
            <text:p text:style-name="P40">0</text:p>
          </table:table-cell>
          <table:table-cell table:style-name="Table6.B1" office:value-type="string">
            <text:p text:style-name="P40">0</text:p>
          </table:table-cell>
          <table:table-cell table:style-name="Table6.B1" office:value-type="string">
            <text:p text:style-name="P40">1</text:p>
          </table:table-cell>
          <table:table-cell table:style-name="Table6.B1" office:value-type="string">
            <text:p text:style-name="P40">0</text:p>
          </table:table-cell>
          <table:table-cell table:style-name="Table6.B1" office:value-type="string">
            <text:p text:style-name="P40">1</text:p>
          </table:table-cell>
          <table:table-cell table:style-name="Table6.B1" office:value-type="string">
            <text:p text:style-name="P40">1</text:p>
          </table:table-cell>
          <table:table-cell table:style-name="Table6.B1" office:value-type="string">
            <text:p text:style-name="P40">1</text:p>
          </table:table-cell>
          <table:table-cell table:style-name="Table6.B1" office:value-type="string">
            <text:p text:style-name="P40">0</text:p>
          </table:table-cell>
          <table:table-cell table:style-name="Table6.B1" office:value-type="string">
            <text:p text:style-name="P40">1</text:p>
          </table:table-cell>
          <table:table-cell table:style-name="Table6.B1" office:value-type="string">
            <text:p text:style-name="P40">1</text:p>
          </table:table-cell>
          <table:table-cell table:style-name="Table6.B1" office:value-type="string">
            <text:p text:style-name="P40">1</text:p>
          </table:table-cell>
          <table:table-cell table:style-name="Table6.A1" office:value-type="string">
            <text:p text:style-name="P40">0</text:p>
          </table:table-cell>
        </table:table-row>
      </table:table>
      <text:p text:style-name="P60"/>
      <text:p text:style-name="P56">C<text:span text:style-name="T91">*</text:span><text:span text:style-name="T25"> = M</text:span><text:span text:style-name="T2">C</text:span><text:span text:style-name="T25"> * 16</text:span><text:span text:style-name="T91">Pc</text:span><text:span text:style-name="T25"> = 0.</text:span><text:span text:style-name="T80">2EE</text:span><text:span text:style-name="T2">16</text:span><text:span text:style-name="T25"> * 16</text:span><text:span text:style-name="T91">1</text:span><text:span text:style-name="T25"> = </text:span><text:span text:style-name="T80">2.EE</text:span><text:span text:style-name="T20">16</text:span><text:span text:style-name="T80"> = 2.9296875</text:span></text:p>
      <text:p text:style-name="P61"><text:span text:style-name="T103"></text:span><text:span text:style-name="T73">C = C</text:span><text:span text:style-name="T17">T</text:span><text:span text:style-name="T73"> – C</text:span><text:span text:style-name="T98">*</text:span><text:span text:style-name="T73"> = 2.927 -</text:span><text:span text:style-name="T74"> </text:span><text:span text:style-name="T75">2.9296875 </text:span><text:span text:style-name="T76">= -0.0026875</text:span></text:p>
      <text:p text:style-name="P24"><text:span text:style-name="T77">δ</text:span><text:span text:style-name="T78">C = | </text:span><text:span text:style-name="T47"></text:span><text:span text:style-name="T50">C / </text:span><text:span text:style-name="T53">C</text:span><text:span text:style-name="T13">T</text:span><text:span text:style-name="T53"> | * 100% = </text:span><text:span text:style-name="T54">0.0026875</text:span><text:span text:style-name="T52"> / <text:s/></text:span><text:span text:style-name="T55">2.927</text:span><text:span text:style-name="T50"> </text:span><text:span text:style-name="T53">* 100% = 0.</text:span><text:span text:style-name="T55">09</text:span><text:span text:style-name="T56">2%</text:span></text:p>
      <text:p text:style-name="P66"/>
      <text:p text:style-name="P71"><text:span text:style-name="T56">2. </text:span><text:span text:style-name="T49">Формат Ф2</text:span></text:p>
      <text:p text:style-name="P71"><text:span text:style-name="T49"/></text:p>
      <text:p text:style-name="P139"><text:span text:style-name="T26">A = 5.891</text:span><text:span text:style-name="T3">10</text:span><text:span text:style-name="T26"> = 5.E4</text:span><text:span text:style-name="T4">16</text:span><text:span text:style-name="T28"> </text:span><text:span text:style-name="T29">= 0.</text:span><text:span text:style-name="T31">10111100100</text:span><text:span text:style-name="T7">2</text:span><text:span text:style-name="T31"> * 2</text:span><text:span text:style-name="T94">3</text:span></text:p>
      <table:table table:name="Table7" table:style-name="Table7">
        <table:table-column table:style-name="Table7.A" table:number-columns-repeated="2"/>
        <table:table-column table:style-name="Table7.C" table:number-columns-repeated="4"/>
        <table:table-column table:style-name="Table7.A"/>
        <table:table-column table:style-name="Table7.C" table:number-columns-repeated="7"/>
        <table:table-column table:style-name="Table7.A"/>
        <table:table-column table:style-name="Table7.P"/>
        <table:table-column table:style-name="Table7.C"/>
        <table:table-column table:style-name="Table7.A"/>
        <table:table-column table:style-name="Table7.C"/>
        <table:table-column table:style-name="Table7.T"/>
        <table:table-row>
          <table:table-cell table:style-name="Table7.A1" office:value-type="string">
            <text:p text:style-name="P115">0</text:p>
          </table:table-cell>
          <table:table-cell table:style-name="Table7.B1" office:value-type="string">
            <text:p text:style-name="P126">1</text:p>
          </table:table-cell>
          <table:table-cell table:style-name="Table7.B1" office:value-type="string">
            <text:p text:style-name="P126">0</text:p>
          </table:table-cell>
          <table:table-cell table:style-name="Table7.B1" office:value-type="string">
            <text:p text:style-name="P126">0</text:p>
          </table:table-cell>
          <table:table-cell table:style-name="Table7.B1" office:value-type="string">
            <text:p text:style-name="P126">0</text:p>
          </table:table-cell>
          <table:table-cell table:style-name="Table7.B1" office:value-type="string">
            <text:p text:style-name="P126">0</text:p>
          </table:table-cell>
          <table:table-cell table:style-name="Table7.B1" office:value-type="string">
            <text:p text:style-name="P132">1</text:p>
          </table:table-cell>
          <table:table-cell table:style-name="Table7.B1" office:value-type="string">
            <text:p text:style-name="P131">1</text:p>
          </table:table-cell>
          <table:table-cell table:style-name="Table7.B1" office:value-type="string">
            <text:p text:style-name="P118">0</text:p>
          </table:table-cell>
          <table:table-cell table:style-name="Table7.B1" office:value-type="string">
            <text:p text:style-name="P119">1</text:p>
          </table:table-cell>
          <table:table-cell table:style-name="Table7.B1" office:value-type="string">
            <text:p text:style-name="P119">1</text:p>
          </table:table-cell>
          <table:table-cell table:style-name="Table7.B1" office:value-type="string">
            <text:p text:style-name="P119">1</text:p>
          </table:table-cell>
          <table:table-cell table:style-name="Table7.B1" office:value-type="string">
            <text:p text:style-name="P119">1</text:p>
          </table:table-cell>
          <table:table-cell table:style-name="Table7.B1" office:value-type="string">
            <text:p text:style-name="P119">0</text:p>
          </table:table-cell>
          <table:table-cell table:style-name="Table7.B1" office:value-type="string">
            <text:p text:style-name="P119">0</text:p>
          </table:table-cell>
          <table:table-cell table:style-name="Table7.B1" office:value-type="string">
            <text:p text:style-name="P119">1</text:p>
          </table:table-cell>
          <table:table-cell table:style-name="Table7.B1" office:value-type="string">
            <text:p text:style-name="P119">0</text:p>
          </table:table-cell>
          <table:table-cell table:style-name="Table7.B1" office:value-type="string">
            <text:p text:style-name="P119">0</text:p>
          </table:table-cell>
          <table:table-cell table:style-name="Table7.B1" office:value-type="string">
            <text:p text:style-name="P119">0</text:p>
          </table:table-cell>
          <table:table-cell table:style-name="Table7.A1" office:value-type="string">
            <text:p text:style-name="P119">0</text:p>
          </table:table-cell>
        </table:table-row>
      </table:table>
      <text:p text:style-name="P138"><text:span text:style-name="T64"/></text:p>
      <text:p text:style-name="P138"><text:span text:style-name="T64">B </text:span><text:span text:style-name="T48">= 2.964</text:span><text:span text:style-name="T11">10</text:span><text:span text:style-name="T48"> = 2.F6</text:span><text:span text:style-name="T11">16</text:span><text:span text:style-name="T48"> = </text:span><text:span text:style-name="T65">0.</text:span><text:span text:style-name="T66">1011110110</text:span><text:span text:style-name="T67">0</text:span><text:span text:style-name="T14">2</text:span><text:span text:style-name="T66"> * 2</text:span><text:span text:style-name="T97">2</text:span></text:p>
      <table:table table:name="Table8" table:style-name="Table8">
        <table:table-column table:style-name="Table8.A" table:number-columns-repeated="2"/>
        <table:table-column table:style-name="Table8.C" table:number-columns-repeated="4"/>
        <table:table-column table:style-name="Table8.A"/>
        <table:table-column table:style-name="Table8.C" table:number-columns-repeated="7"/>
        <table:table-column table:style-name="Table8.A"/>
        <table:table-column table:style-name="Table8.P"/>
        <table:table-column table:style-name="Table8.C"/>
        <table:table-column table:style-name="Table8.A"/>
        <table:table-column table:style-name="Table8.C"/>
        <table:table-column table:style-name="Table8.T"/>
        <table:table-row>
          <table:table-cell table:style-name="Table8.A1" office:value-type="string">
            <text:p text:style-name="P116">0</text:p>
          </table:table-cell>
          <table:table-cell table:style-name="Table8.B1" office:value-type="string">
            <text:p text:style-name="P127">1</text:p>
          </table:table-cell>
          <table:table-cell table:style-name="Table8.B1" office:value-type="string">
            <text:p text:style-name="P127">0</text:p>
          </table:table-cell>
          <table:table-cell table:style-name="Table8.B1" office:value-type="string">
            <text:p text:style-name="P127">0</text:p>
          </table:table-cell>
          <table:table-cell table:style-name="Table8.B1" office:value-type="string">
            <text:p text:style-name="P127">0</text:p>
          </table:table-cell>
          <table:table-cell table:style-name="Table8.B1" office:value-type="string">
            <text:p text:style-name="P134">0</text:p>
          </table:table-cell>
          <table:table-cell table:style-name="Table8.B1" office:value-type="string">
            <text:p text:style-name="P134">1</text:p>
          </table:table-cell>
          <table:table-cell table:style-name="Table8.B1" office:value-type="string">
            <text:p text:style-name="P133">0</text:p>
          </table:table-cell>
          <table:table-cell table:style-name="Table8.B1" office:value-type="string">
            <text:p text:style-name="P120">0</text:p>
          </table:table-cell>
          <table:table-cell table:style-name="Table8.B1" office:value-type="string">
            <text:p text:style-name="P120">1</text:p>
          </table:table-cell>
          <table:table-cell table:style-name="Table8.B1" office:value-type="string">
            <text:p text:style-name="P120">1</text:p>
          </table:table-cell>
          <table:table-cell table:style-name="Table8.B1" office:value-type="string">
            <text:p text:style-name="P120">1</text:p>
          </table:table-cell>
          <table:table-cell table:style-name="Table8.B1" office:value-type="string">
            <text:p text:style-name="P120">1</text:p>
          </table:table-cell>
          <table:table-cell table:style-name="Table8.B1" office:value-type="string">
            <text:p text:style-name="P120">0</text:p>
          </table:table-cell>
          <table:table-cell table:style-name="Table8.B1" office:value-type="string">
            <text:p text:style-name="P120">1</text:p>
          </table:table-cell>
          <table:table-cell table:style-name="Table8.B1" office:value-type="string">
            <text:p text:style-name="P120">1</text:p>
          </table:table-cell>
          <table:table-cell table:style-name="Table8.B1" office:value-type="string">
            <text:p text:style-name="P120">0</text:p>
          </table:table-cell>
          <table:table-cell table:style-name="Table8.B1" office:value-type="string">
            <text:p text:style-name="P120">0</text:p>
          </table:table-cell>
          <table:table-cell table:style-name="Table8.B1" office:value-type="string">
            <text:p text:style-name="P120">0</text:p>
          </table:table-cell>
          <table:table-cell table:style-name="Table8.A1" office:value-type="string">
            <text:p text:style-name="P120">0</text:p>
          </table:table-cell>
        </table:table-row>
      </table:table>
      <text:p text:style-name="P78"/>
      <text:p text:style-name="P79"><text:tab/><text:tab/>X<text:span text:style-name="T2">A</text:span><text:span text:style-name="T25"> = _ 1 0 0 0 0 1 1</text:span></text:p>
      <text:p text:style-name="P79"><text:tab/><text:tab/><text:span text:style-name="T101">X</text:span><text:span text:style-name="T8">B</text:span><text:span text:style-name="T33"> = <text:s text:c="3"/>1 0 0 0 </text:span><text:span text:style-name="T36">0</text:span><text:span text:style-name="T33"> </text:span><text:span text:style-name="T36">1</text:span><text:span text:style-name="T33"> 0</text:span></text:p>
      <text:p text:style-name="P80"><text:tab/><text:span text:style-name="T105">(X</text:span><text:span text:style-name="T21">A</text:span><text:span text:style-name="T81">-X</text:span><text:span text:style-name="T21">B</text:span><text:span text:style-name="T81">) <text:s text:c="3"/>= 1; X</text:span><text:span text:style-name="T21">C</text:span><text:span text:style-name="T81"> = </text:span><text:span text:style-name="T82">X</text:span><text:span text:style-name="T23">A</text:span><text:span text:style-name="T82"> = </text:span><text:span text:style-name="T87">3</text:span></text:p>
      <text:p text:style-name="P80"><text:span text:style-name="T82"/></text:p>
      <text:p text:style-name="P81"><text:span text:style-name="T82">а</text:span><text:span text:style-name="T25">) A &gt; 0, B &gt; 0:</text:span></text:p>
      <text:p text:style-name="P98"/>
      <text:p text:style-name="P87">M<text:span text:style-name="T2">A</text:span><text:span text:style-name="T25"> = <text:s text:c="2"/>.</text:span><text:span text:style-name="T42"> </text:span><text:span text:style-name="T83">1 0 1 1 1 1 0 0 1 0 </text:span><text:span text:style-name="T84">0 </text:span><text:span text:style-name="T85">0</text:span></text:p>
      <text:p text:style-name="P102">-&gt;<text:span text:style-name="T106">1</text:span></text:p>
      <text:p text:style-name="P95"><text:span text:style-name="T104">M</text:span><text:span text:style-name="T18">B</text:span><text:span text:style-name="T39"> = </text:span><text:span text:style-name="T40">+</text:span><text:span text:style-name="T39"> </text:span><text:span text:style-name="T33">. </text:span><text:span text:style-name="T37">0 </text:span><text:span text:style-name="T35">1 0 1 1 1 1 0 1 1 0 0</text:span></text:p>
      <text:p text:style-name="P82"><text:span text:style-name="T48">M</text:span><text:span text:style-name="T11">C</text:span><text:span text:style-name="T48"> = <text:s/></text:span><text:span text:style-name="T70">1</text:span><text:span text:style-name="T48">. </text:span><text:span text:style-name="T69">0</text:span><text:span text:style-name="T68"> </text:span><text:span text:style-name="T70">0</text:span><text:span text:style-name="T68"> </text:span><text:span text:style-name="T69">0</text:span><text:span text:style-name="T68"> </text:span><text:span text:style-name="T69">1</text:span><text:span text:style-name="T68"> </text:span><text:span text:style-name="T69">1</text:span><text:span text:style-name="T68"> </text:span><text:span text:style-name="T70">0</text:span><text:span text:style-name="T68"> </text:span><text:span text:style-name="T70">1</text:span><text:span text:style-name="T68"> </text:span><text:span text:style-name="T69">1</text:span><text:span text:style-name="T68"> </text:span><text:span text:style-name="T70">0</text:span><text:span text:style-name="T68"> </text:span><text:span text:style-name="T69">1</text:span><text:span text:style-name="T68"> 0 0</text:span></text:p>
      <text:p text:style-name="P82"><text:span text:style-name="T60"/></text:p>
      <text:p text:style-name="P82">Результат сложения денормализован <text:span text:style-name="T107">влево</text:span>.</text:p>
      <text:p text:style-name="P99">-&gt;<text:span text:style-name="T108">1</text:span></text:p>
      <text:p text:style-name="P90">M<text:span text:style-name="T2">C</text:span> = . 1 0 <text:span text:style-name="T109">0 0 1 1 0 1 1 0 1 0</text:span></text:p>
      <text:p text:style-name="P90">Т.к. выполнен сдвиг мантиссы в<text:span text:style-name="T110">право</text:span>, то характеристику результата нужно <text:span text:style-name="T110">увеличить</text:span> на 1 (Х<text:span text:style-name="T2">С</text:span> = Х<text:span text:style-name="T2">С</text:span> <text:span text:style-name="T110">+</text:span> 1 = <text:span text:style-name="T111">4</text:span>).</text:p>
      <text:p text:style-name="P94">C</text:p>
      <table:table table:name="Table9" table:style-name="Table9">
        <table:table-column table:style-name="Table9.A" table:number-columns-repeated="2"/>
        <table:table-column table:style-name="Table9.C" table:number-columns-repeated="4"/>
        <table:table-column table:style-name="Table9.A"/>
        <table:table-column table:style-name="Table9.C" table:number-columns-repeated="7"/>
        <table:table-column table:style-name="Table9.A"/>
        <table:table-column table:style-name="Table9.P"/>
        <table:table-column table:style-name="Table9.C"/>
        <table:table-column table:style-name="Table9.A"/>
        <table:table-column table:style-name="Table9.C"/>
        <table:table-column table:style-name="Table9.T"/>
        <table:table-row>
          <table:table-cell table:style-name="Table9.A1" office:value-type="string">
            <text:p text:style-name="P117">0</text:p>
          </table:table-cell>
          <table:table-cell table:style-name="Table9.B1" office:value-type="string">
            <text:p text:style-name="P128">1</text:p>
          </table:table-cell>
          <table:table-cell table:style-name="Table9.B1" office:value-type="string">
            <text:p text:style-name="P128">0</text:p>
          </table:table-cell>
          <table:table-cell table:style-name="Table9.B1" office:value-type="string">
            <text:p text:style-name="P128">0</text:p>
          </table:table-cell>
          <table:table-cell table:style-name="Table9.B1" office:value-type="string">
            <text:p text:style-name="P128">0</text:p>
          </table:table-cell>
          <table:table-cell table:style-name="Table9.B1" office:value-type="string">
            <text:p text:style-name="P135">1</text:p>
          </table:table-cell>
          <table:table-cell table:style-name="Table9.B1" office:value-type="string">
            <text:p text:style-name="P135">0</text:p>
          </table:table-cell>
          <table:table-cell table:style-name="Table9.B1" office:value-type="string">
            <text:p text:style-name="P135">0</text:p>
          </table:table-cell>
          <table:table-cell table:style-name="Table9.B1" office:value-type="string">
            <text:p text:style-name="P121">0</text:p>
          </table:table-cell>
          <table:table-cell table:style-name="Table9.B1" office:value-type="string">
            <text:p text:style-name="P121">0</text:p>
          </table:table-cell>
          <table:table-cell table:style-name="Table9.B1" office:value-type="string">
            <text:p text:style-name="P121">0</text:p>
          </table:table-cell>
          <table:table-cell table:style-name="Table9.B1" office:value-type="string">
            <text:p text:style-name="P121">1</text:p>
          </table:table-cell>
          <table:table-cell table:style-name="Table9.B1" office:value-type="string">
            <text:p text:style-name="P121">1</text:p>
          </table:table-cell>
          <table:table-cell table:style-name="Table9.B1" office:value-type="string">
            <text:p text:style-name="P121">0</text:p>
          </table:table-cell>
          <table:table-cell table:style-name="Table9.B1" office:value-type="string">
            <text:p text:style-name="P121">1</text:p>
          </table:table-cell>
          <table:table-cell table:style-name="Table9.B1" office:value-type="string">
            <text:p text:style-name="P121">1</text:p>
          </table:table-cell>
          <table:table-cell table:style-name="Table9.B1" office:value-type="string">
            <text:p text:style-name="P121">0</text:p>
          </table:table-cell>
          <table:table-cell table:style-name="Table9.B1" office:value-type="string">
            <text:p text:style-name="P121">1</text:p>
          </table:table-cell>
          <table:table-cell table:style-name="Table9.B1" office:value-type="string">
            <text:p text:style-name="P121">0</text:p>
          </table:table-cell>
          <table:table-cell table:style-name="Table9.A1" office:value-type="string">
            <text:p text:style-name="P121">0</text:p>
          </table:table-cell>
        </table:table-row>
      </table:table>
      <text:p text:style-name="P105"/>
      <text:p text:style-name="P106">C<text:span text:style-name="T91">*</text:span><text:span text:style-name="T25"> = M</text:span><text:span text:style-name="T2">C</text:span><text:span text:style-name="T25"> * 2</text:span><text:span text:style-name="T91">Pc</text:span><text:span text:style-name="T25"> = 0.</text:span><text:span text:style-name="T86">100011011010</text:span><text:span text:style-name="T2">2</text:span><text:span text:style-name="T25"> * 2</text:span><text:span text:style-name="T99">4</text:span><text:span text:style-name="T25"> = 1000.11011111</text:span><text:span text:style-name="T22">2</text:span><text:span text:style-name="T25"> = </text:span><text:span text:style-name="T87">8.87109375</text:span></text:p>
      <text:p text:style-name="P72"><text:span text:style-name="T102"></text:span><text:span text:style-name="T50">C = C</text:span><text:span text:style-name="T12">T</text:span><text:span text:style-name="T50"> – C</text:span><text:span text:style-name="T96">*</text:span><text:span text:style-name="T50"> = 8.855 – </text:span><text:span text:style-name="T51">8.</text:span><text:span text:style-name="T57">87109375</text:span><text:span text:style-name="T51"> </text:span><text:span text:style-name="T52">= -0.01609375</text:span></text:p>
      <text:p text:style-name="P73"><text:span text:style-name="T77">δ</text:span><text:span text:style-name="T78">C = | </text:span><text:span text:style-name="T47"></text:span><text:span text:style-name="T50">C / </text:span><text:span text:style-name="T53">C</text:span><text:span text:style-name="T13">T</text:span><text:span text:style-name="T53"> | * 100% = </text:span><text:span text:style-name="T52">0.01609375 / <text:s/></text:span><text:span text:style-name="T50">8.855 </text:span><text:span text:style-name="T53">* 100% = </text:span><text:span text:style-name="T58">0.182%</text:span></text:p>
      <text:p text:style-name="P73"><text:span text:style-name="T58"/></text:p>
      <text:p text:style-name="P73"><text:span text:style-name="T58"/></text:p>
      <text:p text:style-name="P73"><text:span text:style-name="T58"/></text:p>
      <text:p text:style-name="P73"><text:span text:style-name="T58"/></text:p>
      <text:p text:style-name="P76"><text:soft-page-break/><text:span text:style-name="T71">б</text:span><text:span text:style-name="T48">) A &lt; 0, B &gt; 0</text:span></text:p>
      <text:p text:style-name="P107"><text:span text:style-name="T19"/></text:p>
      <text:p text:style-name="P88">M<text:span text:style-name="T2">A</text:span><text:span text:style-name="T25"> = <text:s text:c="2"/>.</text:span><text:span text:style-name="T42"> </text:span><text:span text:style-name="T83">1 0 1 1 1 1 0 0 1 0 </text:span><text:span text:style-name="T84">0 </text:span><text:span text:style-name="T85">0</text:span></text:p>
      <text:p text:style-name="P103">-&gt;<text:span text:style-name="T106">1</text:span></text:p>
      <text:p text:style-name="P96"><text:span text:style-name="T104">M</text:span><text:span text:style-name="T18">B</text:span><text:span text:style-name="T39"> = <text:s text:c="2"/></text:span><text:span text:style-name="T33">. </text:span><text:span text:style-name="T37">0 </text:span><text:span text:style-name="T35">1 0 1 1 1 1 0 1 1 0 0</text:span></text:p>
      <text:p text:style-name="P83"><text:span text:style-name="T112">M</text:span><text:span text:style-name="T11">C</text:span><text:span text:style-name="T112"> = <text:s/></text:span><text:span text:style-name="T113"><text:s/></text:span><text:span text:style-name="T112">. </text:span><text:span text:style-name="T114">0</text:span><text:span text:style-name="T115"> </text:span><text:span text:style-name="T117">1</text:span><text:span text:style-name="T115"> </text:span><text:span text:style-name="T114">0</text:span><text:span text:style-name="T115"> </text:span><text:span text:style-name="T114">1</text:span><text:span text:style-name="T115"> </text:span><text:span text:style-name="T114">1</text:span><text:span text:style-name="T115"> </text:span><text:span text:style-name="T117">1</text:span><text:span text:style-name="T115"> </text:span><text:span text:style-name="T117">0</text:span><text:span text:style-name="T115"> </text:span><text:span text:style-name="T114">1</text:span><text:span text:style-name="T115"> </text:span><text:span text:style-name="T116">1</text:span><text:span text:style-name="T115"> </text:span><text:span text:style-name="T114">1</text:span><text:span text:style-name="T115"> 0 0</text:span></text:p>
      <text:p text:style-name="P83"><text:span text:style-name="T115"/></text:p>
      <text:p text:style-name="P85"><text:span text:style-name="T115">Результат сложения денормализован </text:span><text:span text:style-name="T118">вправо</text:span><text:span text:style-name="T115">.</text:span></text:p>
      <text:p text:style-name="P100">&lt;-<text:span text:style-name="T108">1</text:span></text:p>
      <text:p text:style-name="P91"><text:span text:style-name="T115">M</text:span><text:span text:style-name="T15">C</text:span><text:span text:style-name="T115"> = . 1 </text:span><text:span text:style-name="T119">0 1 1 1 0 1 1 1 0 0 </text:span><text:span text:style-name="T120">0</text:span></text:p>
      <text:p text:style-name="P92"><text:span text:style-name="T120">Т.к. выполнен сдвиг мантиссы в</text:span><text:span text:style-name="T123">лево</text:span><text:span text:style-name="T120">, то характеристику результата нужно </text:span><text:span text:style-name="T124">уменьшить </text:span><text:span text:style-name="T120">на 1 (Х</text:span><text:span text:style-name="T16">С</text:span><text:span text:style-name="T120"> = Х</text:span><text:span text:style-name="T16">С</text:span><text:span text:style-name="T120"> </text:span><text:span text:style-name="T121">-</text:span><text:span text:style-name="T120"> 1 = </text:span><text:span text:style-name="T125">2</text:span><text:span text:style-name="T120">).</text:span></text:p>
      <text:p text:style-name="P84"><text:span text:style-name="T115"/></text:p>
      <table:table table:name="Table10" table:style-name="Table10">
        <table:table-column table:style-name="Table10.A" table:number-columns-repeated="2"/>
        <table:table-column table:style-name="Table10.C" table:number-columns-repeated="4"/>
        <table:table-column table:style-name="Table10.A"/>
        <table:table-column table:style-name="Table10.C" table:number-columns-repeated="7"/>
        <table:table-column table:style-name="Table10.A"/>
        <table:table-column table:style-name="Table10.P"/>
        <table:table-column table:style-name="Table10.C"/>
        <table:table-column table:style-name="Table10.A"/>
        <table:table-column table:style-name="Table10.C"/>
        <table:table-column table:style-name="Table10.T"/>
        <table:table-row>
          <table:table-cell table:style-name="Table10.A1" office:value-type="string">
            <text:p text:style-name="P122">1</text:p>
          </table:table-cell>
          <table:table-cell table:style-name="Table10.B1" office:value-type="string">
            <text:p text:style-name="P129">1</text:p>
          </table:table-cell>
          <table:table-cell table:style-name="Table10.B1" office:value-type="string">
            <text:p text:style-name="P129">0</text:p>
          </table:table-cell>
          <table:table-cell table:style-name="Table10.B1" office:value-type="string">
            <text:p text:style-name="P129">0</text:p>
          </table:table-cell>
          <table:table-cell table:style-name="Table10.B1" office:value-type="string">
            <text:p text:style-name="P129">0</text:p>
          </table:table-cell>
          <table:table-cell table:style-name="Table10.B1" office:value-type="string">
            <text:p text:style-name="P136">0</text:p>
          </table:table-cell>
          <table:table-cell table:style-name="Table10.B1" office:value-type="string">
            <text:p text:style-name="P136">1</text:p>
          </table:table-cell>
          <table:table-cell table:style-name="Table10.B1" office:value-type="string">
            <text:p text:style-name="P136">1</text:p>
          </table:table-cell>
          <table:table-cell table:style-name="Table10.B1" office:value-type="string">
            <text:p text:style-name="P123">0</text:p>
          </table:table-cell>
          <table:table-cell table:style-name="Table10.B1" office:value-type="string">
            <text:p text:style-name="P123">1</text:p>
          </table:table-cell>
          <table:table-cell table:style-name="Table10.B1" office:value-type="string">
            <text:p text:style-name="P123">0</text:p>
          </table:table-cell>
          <table:table-cell table:style-name="Table10.B1" office:value-type="string">
            <text:p text:style-name="P123">1</text:p>
          </table:table-cell>
          <table:table-cell table:style-name="Table10.B1" office:value-type="string">
            <text:p text:style-name="P123">1</text:p>
          </table:table-cell>
          <table:table-cell table:style-name="Table10.B1" office:value-type="string">
            <text:p text:style-name="P123">1</text:p>
          </table:table-cell>
          <table:table-cell table:style-name="Table10.B1" office:value-type="string">
            <text:p text:style-name="P123">0</text:p>
          </table:table-cell>
          <table:table-cell table:style-name="Table10.B1" office:value-type="string">
            <text:p text:style-name="P123">1</text:p>
          </table:table-cell>
          <table:table-cell table:style-name="Table10.B1" office:value-type="string">
            <text:p text:style-name="P123">1</text:p>
          </table:table-cell>
          <table:table-cell table:style-name="Table10.B1" office:value-type="string">
            <text:p text:style-name="P123">1</text:p>
          </table:table-cell>
          <table:table-cell table:style-name="Table10.B1" office:value-type="string">
            <text:p text:style-name="P123">0</text:p>
          </table:table-cell>
          <table:table-cell table:style-name="Table10.A1" office:value-type="string">
            <text:p text:style-name="P123">0</text:p>
          </table:table-cell>
        </table:table-row>
      </table:table>
      <text:p text:style-name="P109"/>
      <text:p text:style-name="P110">C<text:span text:style-name="T91">*</text:span><text:span text:style-name="T25"> = M</text:span><text:span text:style-name="T2">C</text:span><text:span text:style-name="T25"> * 2</text:span><text:span text:style-name="T91">Pc</text:span><text:span text:style-name="T25"> = -0.101110111000</text:span><text:span text:style-name="T2">2</text:span><text:span text:style-name="T25"> * 2</text:span><text:span text:style-name="T100">2</text:span><text:span text:style-name="T88"> = -</text:span><text:span text:style-name="T25">10</text:span><text:span text:style-name="T88">.</text:span><text:span text:style-name="T25">1110111000</text:span><text:span text:style-name="T24">2</text:span><text:span text:style-name="T89"> = -2.9296875</text:span></text:p>
      <text:p text:style-name="P112"><text:span text:style-name="T103"></text:span><text:span text:style-name="T73">C = C</text:span><text:span text:style-name="T17">T</text:span><text:span text:style-name="T73"> – C</text:span><text:span text:style-name="T98">*</text:span><text:span text:style-name="T73"> = -2.927 </text:span><text:span text:style-name="T74">+ </text:span><text:span text:style-name="T75">2.9296875 </text:span><text:span text:style-name="T76">= -0.0026875</text:span></text:p>
      <text:p text:style-name="P74"><text:span text:style-name="T77">δ</text:span><text:span text:style-name="T78">C = | </text:span><text:span text:style-name="T47"></text:span><text:span text:style-name="T50">C / </text:span><text:span text:style-name="T53">C</text:span><text:span text:style-name="T13">T</text:span><text:span text:style-name="T53"> | * 100% = </text:span><text:span text:style-name="T54">0.0026875</text:span><text:span text:style-name="T52"> / <text:s/></text:span><text:span text:style-name="T55">2.927</text:span><text:span text:style-name="T50"> </text:span><text:span text:style-name="T53">* 100% = 0.</text:span><text:span text:style-name="T55">09</text:span><text:span text:style-name="T56">2%</text:span></text:p>
      <text:p text:style-name="P74"><text:span text:style-name="T56"/></text:p>
      <text:p text:style-name="P77"><text:span text:style-name="T72">в</text:span><text:span text:style-name="T48">) A &gt; 0, B &lt; 0</text:span></text:p>
      <text:p text:style-name="P108"><text:span text:style-name="T19"/></text:p>
      <text:p text:style-name="P89">M<text:span text:style-name="T2">A</text:span><text:span text:style-name="T25"> = <text:s text:c="2"/>.</text:span><text:span text:style-name="T42"> </text:span><text:span text:style-name="T83">1 0 1 1 1 1 0 0 1 0 </text:span><text:span text:style-name="T84">0 </text:span><text:span text:style-name="T85">0</text:span></text:p>
      <text:p text:style-name="P104">-&gt;<text:span text:style-name="T106">1</text:span></text:p>
      <text:p text:style-name="P97"><text:span text:style-name="T104">M</text:span><text:span text:style-name="T18">B</text:span><text:span text:style-name="T39"> = <text:s text:c="2"/></text:span><text:span text:style-name="T33">. </text:span><text:span text:style-name="T37">0 </text:span><text:span text:style-name="T35">1 0 1 1 1 1 0 1 1 0 0</text:span></text:p>
      <text:p text:style-name="P86"><text:span text:style-name="T112">M</text:span><text:span text:style-name="T11">C</text:span><text:span text:style-name="T112"> = <text:s/></text:span><text:span text:style-name="T113"><text:s/></text:span><text:span text:style-name="T112">. </text:span><text:span text:style-name="T114">0</text:span><text:span text:style-name="T115"> </text:span><text:span text:style-name="T117">1</text:span><text:span text:style-name="T115"> </text:span><text:span text:style-name="T114">0</text:span><text:span text:style-name="T115"> </text:span><text:span text:style-name="T114">1</text:span><text:span text:style-name="T115"> </text:span><text:span text:style-name="T114">1</text:span><text:span text:style-name="T115"> </text:span><text:span text:style-name="T117">1</text:span><text:span text:style-name="T115"> </text:span><text:span text:style-name="T117">0</text:span><text:span text:style-name="T115"> </text:span><text:span text:style-name="T114">1</text:span><text:span text:style-name="T115"> </text:span><text:span text:style-name="T116">1</text:span><text:span text:style-name="T115"> </text:span><text:span text:style-name="T114">1</text:span><text:span text:style-name="T115"> 0 0</text:span></text:p>
      <text:p text:style-name="P86"><text:span text:style-name="T115"/></text:p>
      <text:p text:style-name="P86"><text:span text:style-name="T115">Результат сложения денормализован </text:span><text:span text:style-name="T118">вправо</text:span><text:span text:style-name="T115">.</text:span></text:p>
      <text:p text:style-name="P101">&lt;-<text:span text:style-name="T108">1</text:span></text:p>
      <text:p text:style-name="P93"><text:span text:style-name="T115">M</text:span><text:span text:style-name="T15">C</text:span><text:span text:style-name="T115"> = . 1 </text:span><text:span text:style-name="T119">0 1 1 1 0 1 1 1 0 0 </text:span><text:span text:style-name="T120">0</text:span></text:p>
      <text:p text:style-name="P93"><text:span text:style-name="T120">Т.к. выполнен сдвиг мантиссы в</text:span><text:span text:style-name="T123">лево</text:span><text:span text:style-name="T120">, то характеристику результата нужно </text:span><text:span text:style-name="T124">уменьшить </text:span><text:span text:style-name="T120">на 1 (Х</text:span><text:span text:style-name="T16">С</text:span><text:span text:style-name="T120"> = Х</text:span><text:span text:style-name="T16">С</text:span><text:span text:style-name="T120"> </text:span><text:span text:style-name="T121">-</text:span><text:span text:style-name="T120"> 1 = </text:span><text:span text:style-name="T125">2</text:span><text:span text:style-name="T120">).</text:span></text:p>
      <text:p text:style-name="P86"><text:span text:style-name="T115"/></text:p>
      <table:table table:name="Table11" table:style-name="Table11">
        <table:table-column table:style-name="Table11.A" table:number-columns-repeated="2"/>
        <table:table-column table:style-name="Table11.C" table:number-columns-repeated="4"/>
        <table:table-column table:style-name="Table11.A"/>
        <table:table-column table:style-name="Table11.C" table:number-columns-repeated="7"/>
        <table:table-column table:style-name="Table11.A"/>
        <table:table-column table:style-name="Table11.P"/>
        <table:table-column table:style-name="Table11.C"/>
        <table:table-column table:style-name="Table11.A"/>
        <table:table-column table:style-name="Table11.C"/>
        <table:table-column table:style-name="Table11.T"/>
        <table:table-row>
          <table:table-cell table:style-name="Table11.A1" office:value-type="string">
            <text:p text:style-name="P125">0</text:p>
          </table:table-cell>
          <table:table-cell table:style-name="Table11.B1" office:value-type="string">
            <text:p text:style-name="P130">1</text:p>
          </table:table-cell>
          <table:table-cell table:style-name="Table11.B1" office:value-type="string">
            <text:p text:style-name="P130">0</text:p>
          </table:table-cell>
          <table:table-cell table:style-name="Table11.B1" office:value-type="string">
            <text:p text:style-name="P130">0</text:p>
          </table:table-cell>
          <table:table-cell table:style-name="Table11.B1" office:value-type="string">
            <text:p text:style-name="P130">0</text:p>
          </table:table-cell>
          <table:table-cell table:style-name="Table11.B1" office:value-type="string">
            <text:p text:style-name="P137">0</text:p>
          </table:table-cell>
          <table:table-cell table:style-name="Table11.B1" office:value-type="string">
            <text:p text:style-name="P137">1</text:p>
          </table:table-cell>
          <table:table-cell table:style-name="Table11.B1" office:value-type="string">
            <text:p text:style-name="P137">1</text:p>
          </table:table-cell>
          <table:table-cell table:style-name="Table11.B1" office:value-type="string">
            <text:p text:style-name="P124">0</text:p>
          </table:table-cell>
          <table:table-cell table:style-name="Table11.B1" office:value-type="string">
            <text:p text:style-name="P124">1</text:p>
          </table:table-cell>
          <table:table-cell table:style-name="Table11.B1" office:value-type="string">
            <text:p text:style-name="P124">0</text:p>
          </table:table-cell>
          <table:table-cell table:style-name="Table11.B1" office:value-type="string">
            <text:p text:style-name="P124">1</text:p>
          </table:table-cell>
          <table:table-cell table:style-name="Table11.B1" office:value-type="string">
            <text:p text:style-name="P124">1</text:p>
          </table:table-cell>
          <table:table-cell table:style-name="Table11.B1" office:value-type="string">
            <text:p text:style-name="P124">1</text:p>
          </table:table-cell>
          <table:table-cell table:style-name="Table11.B1" office:value-type="string">
            <text:p text:style-name="P124">0</text:p>
          </table:table-cell>
          <table:table-cell table:style-name="Table11.B1" office:value-type="string">
            <text:p text:style-name="P124">1</text:p>
          </table:table-cell>
          <table:table-cell table:style-name="Table11.B1" office:value-type="string">
            <text:p text:style-name="P124">1</text:p>
          </table:table-cell>
          <table:table-cell table:style-name="Table11.B1" office:value-type="string">
            <text:p text:style-name="P124">1</text:p>
          </table:table-cell>
          <table:table-cell table:style-name="Table11.B1" office:value-type="string">
            <text:p text:style-name="P124">0</text:p>
          </table:table-cell>
          <table:table-cell table:style-name="Table11.A1" office:value-type="string">
            <text:p text:style-name="P124">0</text:p>
          </table:table-cell>
        </table:table-row>
      </table:table>
      <text:p text:style-name="P113"/>
      <text:p text:style-name="P111">C<text:span text:style-name="T91">*</text:span><text:span text:style-name="T25"> = M</text:span><text:span text:style-name="T2">C</text:span><text:span text:style-name="T25"> * 2</text:span><text:span text:style-name="T91">Pc</text:span><text:span text:style-name="T25"> = 0.101110111000</text:span><text:span text:style-name="T2">2</text:span><text:span text:style-name="T25"> * 2</text:span><text:span text:style-name="T100">2</text:span><text:span text:style-name="T88"> = </text:span><text:span text:style-name="T25">10</text:span><text:span text:style-name="T88">.</text:span><text:span text:style-name="T25">1110111000</text:span><text:span text:style-name="T24">2</text:span><text:span text:style-name="T89"> = 2.9296875</text:span></text:p>
      <text:p text:style-name="P114"><text:span text:style-name="T103"></text:span><text:span text:style-name="T73">C = C</text:span><text:span text:style-name="T17">T</text:span><text:span text:style-name="T73"> – C</text:span><text:span text:style-name="T98">*</text:span><text:span text:style-name="T73"> = 2.927 </text:span><text:span text:style-name="T74">- </text:span><text:span text:style-name="T75">2.9296875 </text:span><text:span text:style-name="T76">= 0.0026875</text:span></text:p>
      <text:p text:style-name="P75"><text:span text:style-name="T77">δ</text:span><text:span text:style-name="T78">C = | </text:span><text:span text:style-name="T47"></text:span><text:span text:style-name="T50">C / </text:span><text:span text:style-name="T53">C</text:span><text:span text:style-name="T13">T</text:span><text:span text:style-name="T53"> | * 100% = </text:span><text:span text:style-name="T54">0.0026875</text:span><text:span text:style-name="T52"> / <text:s/></text:span><text:span text:style-name="T55">2.927</text:span><text:span text:style-name="T50"> </text:span><text:span text:style-name="T53">* 100% = 0.</text:span><text:span text:style-name="T55">09</text:span><text:span text:style-name="T56">2%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027ec1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20:57:08.202050027</meta:creation-date>
    <dc:date>2023-11-08T12:37:15.840030194</dc:date>
    <meta:editing-duration>PT12H33M30S</meta:editing-duration>
    <meta:editing-cycles>963</meta:editing-cycles>
    <meta:generator>LibreOffice/7.5.8.2$Linux_X86_64 LibreOffice_project/50$Build-2</meta:generator>
    <meta:document-statistic meta:table-count="11" meta:image-count="0" meta:object-count="0" meta:page-count="4" meta:paragraph-count="289" meta:word-count="1041" meta:character-count="3179" meta:non-whitespace-character-count="2372"/>
  </office:meta>
</office:document-meta>
</file>